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<text:p text:style-name="rststyle-title">Sztuczna inteligencja - Specyfikacja projektu</text:p><text:p text:style-name="rststyle-subtitle">Temat: "Hierarchiczne grupowanie danych"</text:p><text:section text:name="Section1" text:style-name="Sect1"><text:p text:style-name="rststyle-textbody"><text:span text:style-name="rststyle-strong">Autorzy</text:span></text:p>Autorzy<text:p text:style-name="rststyle-blockindent">Rafał Selewońko, Paweł Tomkiel</text:p><text:p text:style-name="rststyle-textbody"><text:span text:style-name="rststyle-strong">Grupa</text:span></text:p>Grupa<text:p text:style-name="rststyle-blockindent">PS8</text:p><text:p text:style-name="rststyle-textbody"><text:span text:style-name="rststyle-strong">Prowadzący</text:span></text:p>Prowadzący<text:p text:style-name="rststyle-blockindent">mgr inż. Dariusz Małyszko</text:p></text:section><text:p text:style-name="rststyle-textbody"><office:annotation><text:p>spis treści::</text:p></office:annotation></text:p>spis treści::<text:section text:name="Section2" text:style-name="Sect1"><text:h text:outline-level="1" text:style-name="rststyle-heading1">Wprowadzanie i pobieranie danych</text:h><text:p text:style-name="rststyle-textbody">Projekt uruchamia się widokiem pod-aplikacji pozwalającej na wybór
katalogu, w którym przechowywane są pliki danych. Wszystkie pliki są
wylistowane w lewej części okna i można wybrać jeden z nich do
wyświetlenia w jego prawej części. Istnieje osobny przycisk do
załadowania katalogu i osobny do wyświetlenie pliku.</text:p></text:section><text:section text:name="Section3" text:style-name="Sect1"><text:h text:outline-level="1" text:style-name="rststyle-heading1">Pobieranie parametrów zadania</text:h><text:p text:style-name="rststyle-textbody">Po załadowaniu pliku będzie możliwe(projekt jest nadal w fazie
budowania) uruchomienie aplikacji głównej zajmującej się obliczeniami.
Aktualnie wczytany plik w pod-aplikacji jest przekazywany do aplikacji
głównej. Następnie będzie przetwarzany zgodnie z algorytmem grupowania
hierarchicznego danych i będą wyświetlane oraz wizualizowane wyniki
obliczeń.</text:p></text:section><text:section text:name="Section4" text:style-name="Sect1"><text:h text:outline-level="1" text:style-name="rststyle-heading1">Obliczenia</text:h><text:p text:style-name="rststyle-textbody">Algorytm grupujący hierarchicznie dane opiera się na kilku prostych
krokach:</text:p><ns0:p xmlns:ns0="urn:oasis:names:tc:opendocument:xmlns:text:1.0" ns0:style-name="rststyle-codeblock">1. Tworzy m grup zawierających po jednym obiekcie<ns0:line-break/>2. Wyznacza odległości między grupami<ns0:line-break/>3. Znajduje parę najbliższych grup i łączy je w jedną grupę<ns0:line-break/>4. Wyznacz jeszcze raz odległości między nową grupą a pzoostałymi grupami<ns0:line-break/>5. Powtarzaj kroki aż do momentu gdy pozostanie zadana liczba grup</ns0:p></text:section><text:section text:name="Section5" text:style-name="Sect1"><text:h text:outline-level="1" text:style-name="rststyle-heading1">Finalizacja</text:h><text:p text:style-name="rststyle-textbody">Po przeprowadzeniu wszystkich obliczeń i pogrupowaniu obiektów projekt
będzie wizualizował(w osobnym oknie) w przestrzeni dwuwymiarowej
odległości między
obiektami i będzie je łączył w grupy. Forma tekstowa wyników obliczeń
też jest w planach, najpewniej w formie tabeli.</text:p></text:section></office:text>
  </office:body>
</office:document-content>
</file>

<file path=styles.xml><?xml version="1.0" encoding="utf-8"?>
<ns0:document-styles xmlns:ns0="urn:oasis:names:tc:opendocument:xmlns:office:1.0" xmlns:ns1="http://www.w3.org/2003/g/data-view#" ns1:transformation="http://docs.oasis-open.org/office/1.2/xslt/odf2rdf.xsl" ns0:version="1.2">
  <ns0:font-face-decls>
    <ns2:font-face xmlns:ns2="urn:oasis:names:tc:opendocument:xmlns:style:1.0" xmlns:ns3="urn:oasis:names:tc:opendocument:xmlns:svg-compatible:1.0" ns2:font-charset="x-symbol" ns2:name="StarSymbol" ns3:font-family="StarSymbol"/>
    <ns2:font-face xmlns:ns2="urn:oasis:names:tc:opendocument:xmlns:style:1.0" xmlns:ns3="urn:oasis:names:tc:opendocument:xmlns:svg-compatible:1.0" ns2:font-family-generic="modern" ns2:font-pitch="fixed" ns2:name="Nimbus Mono L" ns3:font-family="'Nimbus Mono L'"/>
    <ns2:font-face xmlns:ns2="urn:oasis:names:tc:opendocument:xmlns:style:1.0" xmlns:ns3="urn:oasis:names:tc:opendocument:xmlns:svg-compatible:1.0" ns2:font-pitch="variable" ns2:name="DejaVu Sans" ns3:font-family="'DejaVu Sans'"/>
    <ns2:font-face xmlns:ns2="urn:oasis:names:tc:opendocument:xmlns:style:1.0" xmlns:ns3="urn:oasis:names:tc:opendocument:xmlns:svg-compatible:1.0" ns2:font-family-generic="roman" ns2:font-pitch="variable" ns2:name="Nimbus Roman No9 L" ns3:font-family="'Nimbus Roman No9 L'"/>
    <ns2:font-face xmlns:ns2="urn:oasis:names:tc:opendocument:xmlns:style:1.0" xmlns:ns3="urn:oasis:names:tc:opendocument:xmlns:svg-compatible:1.0" ns2:font-family-generic="swiss" ns2:font-pitch="variable" ns2:name="Nimbus Sans L" ns3:font-family="'Nimbus Sans L'"/>
  </ns0:font-face-decls>
  <ns0:styles>
    <ns2:default-style xmlns:ns2="urn:oasis:names:tc:opendocument:xmlns:style:1.0" ns2:family="graphic">
      <ns2:graphic-properties xmlns:ns3="urn:oasis:names:tc:opendocument:xmlns:drawing:1.0" ns3:end-line-spacing-horizontal="0.1114in" ns3:end-line-spacing-vertical="0.1114in" ns3:shadow-offset-x="0.1181in" ns3:shadow-offset-y="0.1181in" ns3:start-line-spacing-horizontal="0.1114in" ns3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xmlns:ns3="urn:oasis:names:tc:opendocument:xmlns:xsl-fo-compatible:1.0" ns2:country-asian="US" ns2:country-complex="US" ns2:font-size-asian="12pt" ns2:font-size-complex="12pt" ns2:language-asian="en" ns2:language-complex="en" ns2:use-window-font-color="true" ns3:country="US" ns3:font-size="12pt" ns3:language="en"/>
    </ns2:default-style>
    <ns2:default-style xmlns:ns2="urn:oasis:names:tc:opendocument:xmlns:style:1.0" ns2:family="paragraph">
      <ns2:paragraph-properties xmlns:ns3="urn:oasis:names:tc:opendocument:xmlns:xsl-fo-compatible:1.0" ns2:line-break="strict" ns2:punctuation-wrap="hanging" ns2:tab-stop-distance="0.4925in" ns2:text-autospace="ideograph-alpha" ns2:writing-mode="lr-tb" ns3:hyphenation-ladder-count="no-limit"/>
      <ns2:text-properties xmlns:ns3="urn:oasis:names:tc:opendocument:xmlns:xsl-fo-compatible:1.0"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3:country="US" ns3:font-size="12pt" ns3:hyphenate="false" ns3:hyphenation-push-char-count="2" ns3:hyphenation-remain-char-count="2" ns3:language="en"/>
    </ns2:default-style>
    <ns2:default-style xmlns:ns2="urn:oasis:names:tc:opendocument:xmlns:style:1.0" ns2:family="table">
      <ns2:table-properties xmlns:ns3="urn:oasis:names:tc:opendocument:xmlns:table:1.0" ns3:border-model="collapsing"/>
    </ns2:default-style>
    <ns2:default-style xmlns:ns2="urn:oasis:names:tc:opendocument:xmlns:style:1.0" ns2:family="table-row">
      <ns2:table-row-properties xmlns:ns3="urn:oasis:names:tc:opendocument:xmlns:xsl-fo-compatible:1.0" ns3:keep-together="auto"/>
    </ns2:default-style>
    <ns2:style xmlns:ns2="urn:oasis:names:tc:opendocument:xmlns:style:1.0" ns2:class="text" ns2:family="paragraph" ns2:name="Standard"/>
    <ns2:style xmlns:ns2="urn:oasis:names:tc:opendocument:xmlns:style:1.0" ns2:class="text" ns2:display-name="Text body" ns2:family="paragraph" ns2:name="Text_20_body" ns2:parent-style-name="Standard">
      <ns2:paragraph-properties xmlns:ns3="urn:oasis:names:tc:opendocument:xmlns:xsl-fo-compatible:1.0" ns3:margin-bottom="0.0835in" ns3:margin-top="0in"/>
    </ns2:style>
    <ns2:style xmlns:ns2="urn:oasis:names:tc:opendocument:xmlns:style:1.0" ns2:class="text" ns2:display-name="Text body indent" ns2:family="paragraph" ns2:name="Text_20_body_20_indent" ns2:parent-style-name="Text_20_body">
      <ns2:paragraph-properties xmlns:ns3="urn:oasis:names:tc:opendocument:xmlns:xsl-fo-compatible:1.0" ns2:auto-text-indent="false" ns3:margin-left="0.1965in" ns3:margin-right="0in" ns3:text-indent="0in"/>
    </ns2:style>
    <ns2:style xmlns:ns2="urn:oasis:names:tc:opendocument:xmlns:style:1.0" ns2:class="text" ns2:family="paragraph" ns2:name="Heading" ns2:next-style-name="Text_20_body" ns2:parent-style-name="Standard">
      <ns2:paragraph-properties xmlns:ns3="urn:oasis:names:tc:opendocument:xmlns:xsl-fo-compatible:1.0" ns3:keep-with-next="always" ns3:margin-bottom="0.0835in" ns3:margin-top="0.1665in"/>
      <ns2:text-properties xmlns:ns3="urn:oasis:names:tc:opendocument:xmlns:xsl-fo-compatible:1.0" ns2:font-name="Nimbus Sans L" ns2:font-name-asian="DejaVu Sans" ns2:font-name-complex="DejaVu Sans" ns2:font-size-asian="14pt" ns2:font-size-complex="14pt" ns3:font-size="14pt"/>
    </ns2:style>
    <ns2:style xmlns:ns2="urn:oasis:names:tc:opendocument:xmlns:style:1.0" ns2:class="text" ns2:default-outline-level="1" ns2:display-name="Heading 1" ns2:family="paragraph" ns2:name="Heading_20_1" ns2:next-style-name="Text_20_body" ns2:parent-style-name="Heading">
      <ns2:text-properties xmlns:ns3="urn:oasis:names:tc:opendocument:xmlns:xsl-fo-compatible:1.0" ns2:font-size-asian="115%" ns2:font-size-complex="115%" ns2:font-weight-asian="bold" ns2:font-weight-complex="bold" ns3:font-size="115%" ns3:font-weight="bold"/>
    </ns2:style>
    <ns2:style xmlns:ns2="urn:oasis:names:tc:opendocument:xmlns:style:1.0" ns2:class="text" ns2:default-outline-level="2" ns2:display-name="Heading 2" ns2:family="paragraph" ns2:name="Heading_20_2" ns2:next-style-name="Text_20_body" ns2:parent-style-name="Heading">
      <ns2:text-properties xmlns:ns3="urn:oasis:names:tc:opendocument:xmlns:xsl-fo-compatible:1.0" ns2:font-size-asian="14pt" ns2:font-size-complex="14pt" ns2:font-style-asian="italic" ns2:font-style-complex="italic" ns2:font-weight-asian="bold" ns2:font-weight-complex="bold" ns3:font-size="14pt" ns3:font-style="italic" ns3:font-weight="bold"/>
    </ns2:style>
    <ns2:style xmlns:ns2="urn:oasis:names:tc:opendocument:xmlns:style:1.0" ns2:class="text" ns2:default-outline-level="3" ns2:display-name="Heading 3" ns2:family="paragraph" ns2:name="Heading_20_3" ns2:next-style-name="Text_20_body" ns2:parent-style-name="Heading">
      <ns2:text-properties xmlns:ns3="urn:oasis:names:tc:opendocument:xmlns:xsl-fo-compatible:1.0" ns2:font-size-asian="14pt" ns2:font-size-complex="14pt" ns2:font-weight-asian="bold" ns2:font-weight-complex="bold" ns3:font-size="14pt" ns3:font-weight="bold"/>
    </ns2:style>
    <ns2:style xmlns:ns2="urn:oasis:names:tc:opendocument:xmlns:style:1.0" ns2:class="text" ns2:default-outline-level="4" ns2:display-name="Heading 4" ns2:family="paragraph" ns2:name="Heading_20_4" ns2:next-style-name="Text_20_body" ns2:parent-style-name="Heading">
      <ns2:text-properties xmlns:ns3="urn:oasis:names:tc:opendocument:xmlns:xsl-fo-compatible:1.0" ns2:font-size-asian="85%" ns2:font-size-complex="85%" ns2:font-style-asian="italic" ns2:font-style-complex="italic" ns2:font-weight-asian="bold" ns2:font-weight-complex="bold" ns3:font-size="85%" ns3:font-style="italic" ns3:font-weight="bold"/>
    </ns2:style>
    <ns2:style xmlns:ns2="urn:oasis:names:tc:opendocument:xmlns:style:1.0" ns2:class="text" ns2:default-outline-level="5" ns2:display-name="Heading 5" ns2:family="paragraph" ns2:name="Heading_20_5" ns2:next-style-name="Text_20_body" ns2:parent-style-name="Heading">
      <ns2:text-properties xmlns:ns3="urn:oasis:names:tc:opendocument:xmlns:xsl-fo-compatible:1.0" ns2:font-size-asian="85%" ns2:font-size-complex="85%" ns2:font-weight-asian="bold" ns2:font-weight-complex="bold" ns3:font-size="85%" ns3:font-weight="bold"/>
    </ns2:style>
    <ns2:style xmlns:ns2="urn:oasis:names:tc:opendocument:xmlns:style:1.0" ns2:class="text" ns2:default-outline-level="6" ns2:display-name="Heading 6" ns2:family="paragraph" ns2:name="Heading_20_6" ns2:next-style-name="Text_20_body" ns2:parent-style-name="Heading">
      <ns2:text-properties xmlns:ns3="urn:oasis:names:tc:opendocument:xmlns:xsl-fo-compatible:1.0" ns2:font-size-asian="75%" ns2:font-size-complex="75%" ns2:font-weight-asian="bold" ns2:font-weight-complex="bold" ns3:font-size="75%" ns3:font-weight="bold"/>
    </ns2:style>
    <ns2:style xmlns:ns2="urn:oasis:names:tc:opendocument:xmlns:style:1.0" ns2:class="list" ns2:family="paragraph" ns2:name="List" ns2:parent-style-name="Text_20_body"/>
    <ns2:style xmlns:ns2="urn:oasis:names:tc:opendocument:xmlns:style:1.0" ns2:class="extra" ns2:family="paragraph" ns2:name="Header" ns2:parent-style-name="Standard">
      <ns2:paragraph-properties xmlns:ns3="urn:oasis:names:tc:opendocument:xmlns:text:1.0" ns3:line-number="0" ns3:number-lines="false">
        <ns2:tab-stops>
          <ns2:tab-stop ns2:position="3.4626in" ns2:type="center"/>
          <ns2:tab-stop ns2:position="6.9252in" ns2:type="right"/>
        </ns2:tab-stops>
      </ns2:paragraph-properties>
    </ns2:style>
    <ns2:style xmlns:ns2="urn:oasis:names:tc:opendocument:xmlns:style:1.0" ns2:class="extra" ns2:family="paragraph" ns2:name="Footer" ns2:parent-style-name="Standard">
      <ns2:paragraph-properties xmlns:ns3="urn:oasis:names:tc:opendocument:xmlns:text:1.0" ns3:line-number="0" ns3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xmlns:ns2="urn:oasis:names:tc:opendocument:xmlns:style:1.0" ns2:class="extra" ns2:display-name="Table Contents" ns2:family="paragraph" ns2:name="Table_20_Contents" ns2:parent-style-name="Standard">
      <ns2:paragraph-properties xmlns:ns3="urn:oasis:names:tc:opendocument:xmlns:text:1.0" ns3:line-number="0" ns3:number-lines="false"/>
    </ns2:style>
    <ns2:style xmlns:ns2="urn:oasis:names:tc:opendocument:xmlns:style:1.0" ns2:class="extra" ns2:display-name="Table Heading" ns2:family="paragraph" ns2:name="Table_20_Heading" ns2:parent-style-name="Table_20_Contents">
      <ns2:paragraph-properties xmlns:ns3="urn:oasis:names:tc:opendocument:xmlns:text:1.0" xmlns:ns4="urn:oasis:names:tc:opendocument:xmlns:xsl-fo-compatible:1.0" ns2:justify-single-word="false" ns3:line-number="0" ns3:number-lines="false" ns4:text-align="center"/>
      <ns2:text-properties xmlns:ns3="urn:oasis:names:tc:opendocument:xmlns:xsl-fo-compatible:1.0" ns2:font-style-asian="italic" ns2:font-style-complex="italic" ns2:font-weight-asian="bold" ns2:font-weight-complex="bold" ns3:font-style="italic" ns3:font-weight="bold"/>
    </ns2:style>
    <ns2:style xmlns:ns2="urn:oasis:names:tc:opendocument:xmlns:style:1.0" ns2:class="extra" ns2:family="paragraph" ns2:name="Caption" ns2:parent-style-name="Standard">
      <ns2:paragraph-properties xmlns:ns3="urn:oasis:names:tc:opendocument:xmlns:text:1.0" xmlns:ns4="urn:oasis:names:tc:opendocument:xmlns:xsl-fo-compatible:1.0" ns3:line-number="0" ns3:number-lines="false" ns4:margin-bottom="0.0835in" ns4:margin-top="0.0835in"/>
      <ns2:text-properties xmlns:ns3="urn:oasis:names:tc:opendocument:xmlns:xsl-fo-compatible:1.0" ns2:font-size-asian="12pt" ns2:font-size-complex="12pt" ns2:font-style-asian="italic" ns2:font-style-complex="italic" ns3:font-size="12pt" ns3:font-style="italic"/>
    </ns2:style>
    <ns2:style xmlns:ns2="urn:oasis:names:tc:opendocument:xmlns:style:1.0" ns2:class="extra" ns2:family="paragraph" ns2:name="Footnote" ns2:parent-style-name="Standard">
      <ns2:paragraph-properties xmlns:ns3="urn:oasis:names:tc:opendocument:xmlns:text:1.0" xmlns:ns4="urn:oasis:names:tc:opendocument:xmlns:xsl-fo-compatible:1.0" ns2:auto-text-indent="false" ns3:line-number="0" ns3:number-lines="false" ns4:margin-left="0.1965in" ns4:margin-right="0in" ns4:text-indent="-0.1965in"/>
      <ns2:text-properties xmlns:ns3="urn:oasis:names:tc:opendocument:xmlns:xsl-fo-compatible:1.0" ns2:font-size-asian="10pt" ns2:font-size-complex="10pt" ns3:font-size="10pt"/>
    </ns2:style>
    <ns2:style xmlns:ns2="urn:oasis:names:tc:opendocument:xmlns:style:1.0" ns2:class="index" ns2:family="paragraph" ns2:name="Index" ns2:parent-style-name="Standard">
      <ns2:paragraph-properties xmlns:ns3="urn:oasis:names:tc:opendocument:xmlns:text:1.0" ns3:line-number="0" ns3:number-lines="false"/>
    </ns2:style>
    <ns2:style xmlns:ns2="urn:oasis:names:tc:opendocument:xmlns:style:1.0" ns2:class="html" ns2:display-name="Preformatted Text" ns2:family="paragraph" ns2:name="Preformatted_20_Text" ns2:parent-style-name="Standard">
      <ns2:paragraph-properties xmlns:ns3="urn:oasis:names:tc:opendocument:xmlns:xsl-fo-compatible:1.0" ns3:margin-bottom="0in" ns3:margin-top="0in"/>
      <ns2:text-properties xmlns:ns3="urn:oasis:names:tc:opendocument:xmlns:xsl-fo-compatible:1.0" ns2:font-name="Nimbus Mono L" ns2:font-name-asian="Nimbus Mono L" ns2:font-name-complex="Nimbus Mono L" ns2:font-size-asian="10pt" ns2:font-size-complex="10pt" ns3:font-size="10pt"/>
    </ns2:style>
    <ns2:style xmlns:ns2="urn:oasis:names:tc:opendocument:xmlns:style:1.0" ns2:class="html" ns2:display-name="Horizontal Line" ns2:family="paragraph" ns2:name="Horizontal_20_Line" ns2:next-style-name="Text_20_body" ns2:parent-style-name="Standard">
      <ns2:paragraph-properties xmlns:ns3="urn:oasis:names:tc:opendocument:xmlns:text:1.0" xmlns:ns4="urn:oasis:names:tc:opendocument:xmlns:xsl-fo-compatible:1.0" ns2:border-line-width-bottom="0.0008in 0.0138in 0.0008in" ns2:join-border="false" ns3:line-number="0" ns3:number-lines="false" ns4:border-bottom="0.0154in double #808080" ns4:border-left="none" ns4:border-right="none" ns4:border-top="none" ns4:margin-bottom="0.1965in" ns4:margin-top="0in" ns4:padding="0in"/>
      <ns2:text-properties xmlns:ns3="urn:oasis:names:tc:opendocument:xmlns:xsl-fo-compatible:1.0" ns2:font-size-asian="6pt" ns2:font-size-complex="6pt" ns3:font-size="6pt"/>
    </ns2:style>
    <ns2:style xmlns:ns2="urn:oasis:names:tc:opendocument:xmlns:style:1.0" ns2:family="paragraph" ns2:list-style-name="rststyle-enumlist" ns2:name="rststyle-enumitem" ns2:parent-style-name="Standard">
      <ns2:paragraph-properties xmlns:ns3="urn:oasis:names:tc:opendocument:xmlns:xsl-fo-compatible:1.0" ns3:background-color="transparent">
        <ns2:background-image/>
      </ns2:paragraph-properties>
    </ns2:style>
    <ns2:style xmlns:ns2="urn:oasis:names:tc:opendocument:xmlns:style:1.0" ns2:family="paragraph" ns2:list-style-name="rststyle-bulletlist" ns2:name="rststyle-bulletitem" ns2:parent-style-name="Standard">
      <ns2:paragraph-properties xmlns:ns3="urn:oasis:names:tc:opendocument:xmlns:xsl-fo-compatible:1.0" ns3:background-color="transparent">
        <ns2:background-image/>
      </ns2:paragraph-properties>
    </ns2:style>
    <ns2:style xmlns:ns2="urn:oasis:names:tc:opendocument:xmlns:style:1.0" ns2:family="paragraph" ns2:name="rststyle-blockindent">
      <ns2:paragraph-properties xmlns:ns3="urn:oasis:names:tc:opendocument:xmlns:xsl-fo-compatible:1.0" ns2:auto-text-indent="false" ns3:margin-left="0.3937in" ns3:margin-right="0in" ns3:text-indent="0in"/>
    </ns2:style>
    <ns2:style xmlns:ns2="urn:oasis:names:tc:opendocument:xmlns:style:1.0" ns2:default-outline-level="" ns2:family="paragraph" ns2:list-style-name="" ns2:name="rststyle-heading1" ns2:next-style-name="Text_20_body" ns2:parent-style-name="Heading_20_1">
      <ns2:paragraph-properties xmlns:ns3="urn:oasis:names:tc:opendocument:xmlns:xsl-fo-compatible:1.0" ns3:background-color="transparent">
        <ns2:background-image/>
      </ns2:paragraph-properties>
    </ns2:style>
    <ns2:style xmlns:ns2="urn:oasis:names:tc:opendocument:xmlns:style:1.0" ns2:default-outline-level="" ns2:family="paragraph" ns2:list-style-name="" ns2:name="rststyle-heading2" ns2:next-style-name="Text_20_body" ns2:parent-style-name="Heading_20_2"/>
    <ns2:style xmlns:ns2="urn:oasis:names:tc:opendocument:xmlns:style:1.0" ns2:default-outline-level="" ns2:family="paragraph" ns2:list-style-name="" ns2:name="rststyle-heading3" ns2:next-style-name="Text_20_body" ns2:parent-style-name="Heading_20_3"/>
    <ns2:style xmlns:ns2="urn:oasis:names:tc:opendocument:xmlns:style:1.0" ns2:default-outline-level="" ns2:family="paragraph" ns2:list-style-name="" ns2:name="rststyle-heading4" ns2:next-style-name="Text_20_body" ns2:parent-style-name="Heading_20_4"/>
    <ns2:style xmlns:ns2="urn:oasis:names:tc:opendocument:xmlns:style:1.0" ns2:default-outline-level="" ns2:family="paragraph" ns2:list-style-name="" ns2:name="rststyle-heading5" ns2:next-style-name="Text_20_body" ns2:parent-style-name="Heading_20_5"/>
    <ns2:style xmlns:ns2="urn:oasis:names:tc:opendocument:xmlns:style:1.0" ns2:class="text" ns2:family="paragraph" ns2:name="rststyle-blockquote" ns2:parent-style-name="Text_20_body">
      <ns2:paragraph-properties xmlns:ns3="urn:oasis:names:tc:opendocument:xmlns:xsl-fo-compatible:1.0" ns2:auto-text-indent="false" ns2:justify-single-word="false" ns3:background-color="transparent" ns3:margin-left="0.4in" ns3:margin-right="0.8in" ns3:text-align="start" ns3:text-indent="0in">
        <ns2:background-image/>
      </ns2:paragraph-properties>
    </ns2:style>
    <ns2:style xmlns:ns2="urn:oasis:names:tc:opendocument:xmlns:style:1.0" ns2:family="paragraph" ns2:name="rststyle-bodyindent" ns2:parent-style-name="Text_20_body_20_indent">
      <ns2:paragraph-properties xmlns:ns3="urn:oasis:names:tc:opendocument:xmlns:xsl-fo-compatible:1.0" ns2:auto-text-indent="false" ns3:margin-left="0.3937in" ns3:margin-right="0in" ns3:text-indent="0in"/>
    </ns2:style>
    <ns2:style xmlns:ns2="urn:oasis:names:tc:opendocument:xmlns:style:1.0" ns2:family="paragraph" ns2:name="rststyle-horizontalline" ns2:parent-style-name="Horizontal_20_Line"/>
    <ns2:style xmlns:ns2="urn:oasis:names:tc:opendocument:xmlns:style:1.0" ns2:family="paragraph" ns2:name="rststyle-textbody" ns2:parent-style-name="Text_20_body"/>
    <ns2:style xmlns:ns2="urn:oasis:names:tc:opendocument:xmlns:style:1.0" ns2:family="paragraph" ns2:name="rststyle-centeredtextbody" ns2:parent-style-name="rststyle-textbody">
      <ns2:paragraph-properties xmlns:ns3="urn:oasis:names:tc:opendocument:xmlns:xsl-fo-compatible:1.0" ns2:justify-single-word="false" ns3:background-color="transparent" ns3:text-align="center">
        <ns2:background-image/>
      </ns2:paragraph-properties>
    </ns2:style>
    <ns2:style xmlns:ns2="urn:oasis:names:tc:opendocument:xmlns:style:1.0" ns2:family="paragraph" ns2:name="rststyle-caption" ns2:parent-style-name="Caption">
      <ns2:paragraph-properties xmlns:ns3="urn:oasis:names:tc:opendocument:xmlns:xsl-fo-compatible:1.0" ns3:background-color="transparent">
        <ns2:background-image/>
      </ns2:paragraph-properties>
    </ns2:style>
    <ns2:style xmlns:ns2="urn:oasis:names:tc:opendocument:xmlns:style:1.0" ns2:family="paragraph" ns2:name="rststyle-codeblock" ns2:parent-style-name="Preformatted_20_Text">
      <ns2:paragraph-properties xmlns:ns3="urn:oasis:names:tc:opendocument:xmlns:xsl-fo-compatible:1.0" ns2:auto-text-indent="false" ns2:shadow="none" ns3:background-color="#ccffff" ns3:border="0.0008in solid #000000" ns3:margin-bottom="0.0598in" ns3:margin-left="0.1965in" ns3:margin-right="0in" ns3:margin-top="0.0598in" ns3:padding="0.0201in" ns3:text-indent="0in">
        <ns2:background-image/>
      </ns2:paragraph-properties>
    </ns2:style>
    <ns2:style xmlns:ns2="urn:oasis:names:tc:opendocument:xmlns:style:1.0" ns2:default-outline-level="" ns2:family="paragraph" ns2:list-style-name="" ns2:name="rststyle-table-title" ns2:parent-style-name="Heading_20_3">
      <ns2:paragraph-properties xmlns:ns3="urn:oasis:names:tc:opendocument:xmlns:xsl-fo-compatible:1.0" ns2:justify-single-word="false" ns3:text-align="center"/>
    </ns2:style>
    <ns2:style xmlns:ns2="urn:oasis:names:tc:opendocument:xmlns:style:1.0" ns2:family="paragraph" ns2:name="rststyle-footer" ns2:parent-style-name="Footer"/>
    <ns2:style xmlns:ns2="urn:oasis:names:tc:opendocument:xmlns:style:1.0" ns2:family="paragraph" ns2:master-page-name="" ns2:name="rststyle-header" ns2:parent-style-name="Header">
      <ns2:paragraph-properties xmlns:ns3="urn:oasis:names:tc:opendocument:xmlns:xsl-fo-compatible:1.0" ns2:page-number="auto" ns3:background-color="transparent">
        <ns2:background-image/>
      </ns2:paragraph-properties>
    </ns2:style>
    <ns2:style xmlns:ns2="urn:oasis:names:tc:opendocument:xmlns:style:1.0" ns2:family="paragraph" ns2:name="rststyle-footnote" ns2:parent-style-name="Footnote"/>
    <ns2:style xmlns:ns2="urn:oasis:names:tc:opendocument:xmlns:style:1.0" ns2:family="paragraph" ns2:name="rststyle-attribution" ns2:parent-style-name="rststyle-blockquote">
      <ns2:paragraph-properties xmlns:ns3="urn:oasis:names:tc:opendocument:xmlns:xsl-fo-compatible:1.0" ns2:justify-single-word="false" ns3:background-color="transparent" ns3:text-align="end">
        <ns2:background-image/>
      </ns2:paragraph-properties>
      <ns2:text-properties xmlns:ns3="urn:oasis:names:tc:opendocument:xmlns:xsl-fo-compatible:1.0" ns3:font-style="italic" ns3:font-weight="bold"/>
    </ns2:style>
    <ns2:style xmlns:ns2="urn:oasis:names:tc:opendocument:xmlns:style:1.0" ns2:family="paragraph" ns2:name="rststyle-epigraph" ns2:parent-style-name="rststyle-blockquote">
      <ns2:paragraph-properties xmlns:ns3="urn:oasis:names:tc:opendocument:xmlns:xsl-fo-compatible:1.0" ns2:justify-single-word="false" ns3:background-color="transparent" ns3:text-align="start">
        <ns2:background-image/>
      </ns2:paragraph-properties>
      <ns2:text-properties xmlns:ns3="urn:oasis:names:tc:opendocument:xmlns:xsl-fo-compatible:1.0" ns3:font-style="italic"/>
    </ns2:style>
    <ns2:style xmlns:ns2="urn:oasis:names:tc:opendocument:xmlns:style:1.0" ns2:family="paragraph" ns2:name="rststyle-highlights" ns2:parent-style-name="rststyle-blockquote">
      <ns2:paragraph-properties xmlns:ns3="urn:oasis:names:tc:opendocument:xmlns:xsl-fo-compatible:1.0" ns3:background-color="transparent">
        <ns2:background-image/>
      </ns2:paragraph-properties>
    </ns2:style>
    <ns2:style xmlns:ns2="urn:oasis:names:tc:opendocument:xmlns:style:1.0" ns2:family="paragraph" ns2:name="rststyle-blockquote-bulletitem" ns2:parent-style-name="Standard">
      <ns2:paragraph-properties xmlns:ns3="urn:oasis:names:tc:opendocument:xmlns:xsl-fo-compatible:1.0" ns2:auto-text-indent="false" ns3:background-color="transparent" ns3:margin-left="0.4in" ns3:margin-right="0.8in" ns3:text-indent="0in">
        <ns2:background-image/>
      </ns2:paragraph-properties>
    </ns2:style>
    <ns2:style xmlns:ns2="urn:oasis:names:tc:opendocument:xmlns:style:1.0" ns2:family="paragraph" ns2:name="rststyle-blockquote-enumitem" ns2:parent-style-name="Standard">
      <ns2:paragraph-properties xmlns:ns3="urn:oasis:names:tc:opendocument:xmlns:xsl-fo-compatible:1.0" ns2:auto-text-indent="false" ns3:background-color="transparent" ns3:margin-left="0.4in" ns3:margin-right="0.8in" ns3:text-indent="0in">
        <ns2:background-image/>
      </ns2:paragraph-properties>
    </ns2:style>
    <ns2:style xmlns:ns2="urn:oasis:names:tc:opendocument:xmlns:style:1.0" ns2:family="paragraph" ns2:name="rststyle-highlights-bulletitem" ns2:parent-style-name="Standard">
      <ns2:paragraph-properties xmlns:ns3="urn:oasis:names:tc:opendocument:xmlns:xsl-fo-compatible:1.0" ns2:auto-text-indent="false" ns3:background-color="transparent" ns3:margin-left="0.7874in" ns3:margin-right="0.7874in" ns3:text-indent="0in">
        <ns2:background-image/>
      </ns2:paragraph-properties>
    </ns2:style>
    <ns2:style xmlns:ns2="urn:oasis:names:tc:opendocument:xmlns:style:1.0" ns2:family="paragraph" ns2:name="rststyle-highlights-enumitem" ns2:parent-style-name="Standard">
      <ns2:paragraph-properties xmlns:ns3="urn:oasis:names:tc:opendocument:xmlns:xsl-fo-compatible:1.0" ns2:auto-text-indent="false" ns3:background-color="transparent" ns3:margin-left="0.7874in" ns3:margin-right="0.7874in" ns3:text-indent="0in">
        <ns2:background-image/>
      </ns2:paragraph-properties>
    </ns2:style>
    <ns2:style xmlns:ns2="urn:oasis:names:tc:opendocument:xmlns:style:1.0" ns2:family="paragraph" ns2:name="rststyle-epigraph-bulletitem" ns2:parent-style-name="Standard">
      <ns2:paragraph-properties xmlns:ns3="urn:oasis:names:tc:opendocument:xmlns:xsl-fo-compatible:1.0" ns2:auto-text-indent="false" ns3:background-color="transparent" ns3:margin-left="0.7874in" ns3:margin-right="0.7874in" ns3:text-indent="0in">
        <ns2:background-image/>
      </ns2:paragraph-properties>
    </ns2:style>
    <ns2:style xmlns:ns2="urn:oasis:names:tc:opendocument:xmlns:style:1.0" ns2:family="paragraph" ns2:name="rststyle-epigraph-enumitem" ns2:parent-style-name="Standard">
      <ns2:paragraph-properties xmlns:ns3="urn:oasis:names:tc:opendocument:xmlns:xsl-fo-compatible:1.0" ns2:auto-text-indent="false" ns3:background-color="transparent" ns3:margin-left="0.7874in" ns3:margin-right="0.7874in" ns3:text-indent="0in">
        <ns2:background-image/>
      </ns2:paragraph-properties>
    </ns2:style>
    <ns2:style xmlns:ns2="urn:oasis:names:tc:opendocument:xmlns:style:1.0" ns2:family="paragraph" ns2:name="rststyle-admon-warning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warning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attention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attention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caution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caution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danger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danger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error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error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hint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hint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important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important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note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note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tip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tip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family="paragraph" ns2:name="rststyle-admon-generic-hdr" ns2:parent-style-name="rststyle-textbody">
      <ns2:paragraph-properties xmlns:ns3="urn:oasis:names:tc:opendocument:xmlns:xsl-fo-compatible:1.0" ns2:justify-single-word="false" ns3:text-align="center"/>
      <ns2:text-properties xmlns:ns3="urn:oasis:names:tc:opendocument:xmlns:xsl-fo-compatible:1.0" ns3:font-weight="bold"/>
    </ns2:style>
    <ns2:style xmlns:ns2="urn:oasis:names:tc:opendocument:xmlns:style:1.0" ns2:family="paragraph" ns2:name="rststyle-admon-generic-body" ns2:parent-style-name="rststyle-textbody">
      <ns2:paragraph-properties xmlns:ns3="urn:oasis:names:tc:opendocument:xmlns:xsl-fo-compatible:1.0" ns2:auto-text-indent="false" ns3:margin-left="0.7874in" ns3:margin-right="0.7874in" ns3:text-indent="0in"/>
      <ns2:text-properties xmlns:ns3="urn:oasis:names:tc:opendocument:xmlns:xsl-fo-compatible:1.0" ns3:font-style="italic"/>
    </ns2:style>
    <ns2:style xmlns:ns2="urn:oasis:names:tc:opendocument:xmlns:style:1.0" ns2:default-outline-level="" ns2:family="paragraph" ns2:list-style-name="" ns2:name="rststyle-rubric" ns2:parent-style-name="Heading_20_3">
      <ns2:paragraph-properties xmlns:ns3="urn:oasis:names:tc:opendocument:xmlns:xsl-fo-compatible:1.0" ns3:background-color="transparent">
        <ns2:background-image/>
      </ns2:paragraph-properties>
      <ns2:text-properties xmlns:ns3="urn:oasis:names:tc:opendocument:xmlns:xsl-fo-compatible:1.0" ns3:color="#ff3366"/>
    </ns2:style>
    <ns2:style xmlns:ns2="urn:oasis:names:tc:opendocument:xmlns:style:1.0" ns2:default-outline-level="" ns2:family="paragraph" ns2:list-style-name="" ns2:name="rststyle-heading6" ns2:next-style-name="Text_20_body" ns2:parent-style-name="Heading_20_6"/>
    <ns2:style xmlns:ns2="urn:oasis:names:tc:opendocument:xmlns:style:1.0"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xmlns:ns2="urn:oasis:names:tc:opendocument:xmlns:style:1.0" ns2:class="text" ns2:default-outline-level="7" ns2:display-name="Heading 7" ns2:family="paragraph" ns2:name="Heading_20_7" ns2:next-style-name="Text_20_body" ns2:parent-style-name="Heading">
      <ns2:text-properties xmlns:ns3="urn:oasis:names:tc:opendocument:xmlns:xsl-fo-compatible:1.0" ns2:font-size-asian="75%" ns2:font-size-complex="75%" ns2:font-weight-asian="bold" ns2:font-weight-complex="bold" ns3:font-size="75%" ns3:font-weight="bold"/>
    </ns2:style>
    <ns2:style xmlns:ns2="urn:oasis:names:tc:opendocument:xmlns:style:1.0" ns2:family="paragraph" ns2:name="rststyle-lineblock1" ns2:parent-style-name="rststyle-textbody">
      <ns2:paragraph-properties xmlns:ns3="urn:oasis:names:tc:opendocument:xmlns:xsl-fo-compatible:1.0" ns3:margin-bottom="0in" ns3:margin-top="0in"/>
    </ns2:style>
    <ns2:style xmlns:ns2="urn:oasis:names:tc:opendocument:xmlns:style:1.0" ns2:family="paragraph" ns2:name="rststyle-lineblock2" ns2:parent-style-name="rststyle-textbody">
      <ns2:paragraph-properties xmlns:ns3="urn:oasis:names:tc:opendocument:xmlns:xsl-fo-compatible:1.0" ns2:auto-text-indent="false" ns3:margin-bottom="0in" ns3:margin-left="0.4in" ns3:margin-right="0in" ns3:margin-top="0in" ns3:text-indent="0in"/>
    </ns2:style>
    <ns2:style xmlns:ns2="urn:oasis:names:tc:opendocument:xmlns:style:1.0" ns2:family="paragraph" ns2:name="rststyle-lineblock3" ns2:parent-style-name="rststyle-textbody">
      <ns2:paragraph-properties xmlns:ns3="urn:oasis:names:tc:opendocument:xmlns:xsl-fo-compatible:1.0" ns2:auto-text-indent="false" ns3:margin-bottom="0in" ns3:margin-left="0.8in" ns3:margin-right="0in" ns3:margin-top="0in" ns3:text-indent="0in"/>
    </ns2:style>
    <ns2:style xmlns:ns2="urn:oasis:names:tc:opendocument:xmlns:style:1.0" ns2:family="paragraph" ns2:name="rststyle-lineblock4" ns2:parent-style-name="rststyle-textbody">
      <ns2:paragraph-properties xmlns:ns3="urn:oasis:names:tc:opendocument:xmlns:xsl-fo-compatible:1.0" ns2:auto-text-indent="false" ns3:margin-bottom="0in" ns3:margin-left="1.2in" ns3:margin-right="0in" ns3:margin-top="0in" ns3:text-indent="0in"/>
    </ns2:style>
    <ns2:style xmlns:ns2="urn:oasis:names:tc:opendocument:xmlns:style:1.0" ns2:family="paragraph" ns2:name="rststyle-lineblock5" ns2:parent-style-name="rststyle-textbody">
      <ns2:paragraph-properties xmlns:ns3="urn:oasis:names:tc:opendocument:xmlns:xsl-fo-compatible:1.0" ns2:auto-text-indent="false" ns3:margin-bottom="0in" ns3:margin-left="1.6in" ns3:margin-right="0in" ns3:margin-top="0in" ns3:text-indent="0in"/>
    </ns2:style>
    <ns2:style xmlns:ns2="urn:oasis:names:tc:opendocument:xmlns:style:1.0" ns2:family="paragraph" ns2:name="rststyle-lineblock6" ns2:parent-style-name="rststyle-textbody">
      <ns2:paragraph-properties xmlns:ns3="urn:oasis:names:tc:opendocument:xmlns:xsl-fo-compatible:1.0" ns2:auto-text-indent="false" ns3:margin-bottom="0in" ns3:margin-left="2in" ns3:margin-right="0in" ns3:margin-top="0in" ns3:text-indent="0in"/>
    </ns2:style>
    <ns2:style xmlns:ns2="urn:oasis:names:tc:opendocument:xmlns:style:1.0" ns2:class="chapter" ns2:family="paragraph" ns2:name="Title" ns2:next-style-name="Subtitle" ns2:parent-style-name="Heading">
      <ns2:paragraph-properties xmlns:ns3="urn:oasis:names:tc:opendocument:xmlns:xsl-fo-compatible:1.0" ns2:justify-single-word="false" ns3:text-align="center"/>
      <ns2:text-properties xmlns:ns3="urn:oasis:names:tc:opendocument:xmlns:xsl-fo-compatible:1.0" ns2:font-size-asian="18pt" ns2:font-size-complex="18pt" ns2:font-weight-asian="bold" ns2:font-weight-complex="bold" ns3:font-size="18pt" ns3:font-weight="bold"/>
    </ns2:style>
    <ns2:style xmlns:ns2="urn:oasis:names:tc:opendocument:xmlns:style:1.0" ns2:class="chapter" ns2:family="paragraph" ns2:name="Subtitle" ns2:next-style-name="Text_20_body" ns2:parent-style-name="Heading">
      <ns2:paragraph-properties xmlns:ns3="urn:oasis:names:tc:opendocument:xmlns:xsl-fo-compatible:1.0" ns2:justify-single-word="false" ns3:text-align="center"/>
      <ns2:text-properties xmlns:ns3="urn:oasis:names:tc:opendocument:xmlns:xsl-fo-compatible:1.0" ns2:font-size-asian="14pt" ns2:font-size-complex="14pt" ns2:font-style-asian="italic" ns2:font-style-complex="italic" ns3:font-size="14pt" ns3:font-style="italic"/>
    </ns2:style>
    <ns2:style xmlns:ns2="urn:oasis:names:tc:opendocument:xmlns:style:1.0" ns2:family="paragraph" ns2:name="rststyle-title" ns2:parent-style-name="Title"/>
    <ns2:style xmlns:ns2="urn:oasis:names:tc:opendocument:xmlns:style:1.0" ns2:family="paragraph" ns2:name="rststyle-subtitle" ns2:parent-style-name="Title">
      <ns2:text-properties xmlns:ns3="urn:oasis:names:tc:opendocument:xmlns:xsl-fo-compatible:1.0" ns3:font-size="14pt"/>
    </ns2:style>
    <ns2:style xmlns:ns2="urn:oasis:names:tc:opendocument:xmlns:style:1.0" ns2:family="paragraph" ns2:name="rststyle-citation" ns2:parent-style-name="Footnote">
      <ns2:paragraph-properties xmlns:ns3="urn:oasis:names:tc:opendocument:xmlns:xsl-fo-compatible:1.0" ns2:auto-text-indent="false" ns3:margin-left="0.75in" ns3:margin-right="0in" ns3:text-indent="-0.75in">
        <ns2:tab-stops/>
      </ns2:paragraph-properties>
    </ns2:style>
    <ns2:style xmlns:ns2="urn:oasis:names:tc:opendocument:xmlns:style:1.0" ns2:family="paragraph" ns2:name="rststyle-contents-1" ns2:parent-style-name="Contents_20_1"/>
    <ns2:style xmlns:ns2="urn:oasis:names:tc:opendocument:xmlns:style:1.0" ns2:class="index" ns2:display-name="Contents 1" ns2:family="paragraph" ns2:name="Contents_20_1" ns2:parent-style-name="Index">
      <ns2:paragraph-properties xmlns:ns3="urn:oasis:names:tc:opendocument:xmlns:xsl-fo-compatible:1.0" ns2:auto-text-indent="false" ns3:margin-left="0in" ns3:margin-right="0in" ns3:text-indent="0in">
        <ns2:tab-stops>
          <ns2:tab-stop ns2:leader-style="dotted" ns2:leader-text="." ns2:position="6in" ns2:type="right"/>
        </ns2:tab-stops>
      </ns2:paragraph-properties>
    </ns2:style>
    <ns2:style xmlns:ns2="urn:oasis:names:tc:opendocument:xmlns:style:1.0" ns2:family="paragraph" ns2:name="rststyle-contents-2" ns2:parent-style-name="Contents_20_2"/>
    <ns2:style xmlns:ns2="urn:oasis:names:tc:opendocument:xmlns:style:1.0" ns2:class="index" ns2:display-name="Contents 2" ns2:family="paragraph" ns2:name="Contents_20_2" ns2:parent-style-name="Index">
      <ns2:paragraph-properties xmlns:ns3="urn:oasis:names:tc:opendocument:xmlns:xsl-fo-compatible:1.0" ns2:auto-text-indent="false" ns3:margin-left="0.1965in" ns3:margin-right="0in" ns3:text-indent="0in">
        <ns2:tab-stops>
          <ns2:tab-stop ns2:leader-style="dotted" ns2:leader-text="." ns2:position="5.8035in" ns2:type="right"/>
        </ns2:tab-stops>
      </ns2:paragraph-properties>
    </ns2:style>
    <ns2:style xmlns:ns2="urn:oasis:names:tc:opendocument:xmlns:style:1.0" ns2:family="paragraph" ns2:name="rststyle-contents-3" ns2:parent-style-name="Contents_20_3"/>
    <ns2:style xmlns:ns2="urn:oasis:names:tc:opendocument:xmlns:style:1.0" ns2:class="index" ns2:display-name="Contents 3" ns2:family="paragraph" ns2:name="Contents_20_3" ns2:parent-style-name="Index">
      <ns2:paragraph-properties xmlns:ns3="urn:oasis:names:tc:opendocument:xmlns:xsl-fo-compatible:1.0" ns2:auto-text-indent="false" ns3:margin-left="0.3929in" ns3:margin-right="0in" ns3:text-indent="0in">
        <ns2:tab-stops>
          <ns2:tab-stop ns2:leader-style="dotted" ns2:leader-text="." ns2:position="5.6071in" ns2:type="right"/>
        </ns2:tab-stops>
      </ns2:paragraph-properties>
    </ns2:style>
    <ns2:style xmlns:ns2="urn:oasis:names:tc:opendocument:xmlns:style:1.0" ns2:family="paragraph" ns2:name="rststyle-contents-4" ns2:parent-style-name="Contents_20_4"/>
    <ns2:style xmlns:ns2="urn:oasis:names:tc:opendocument:xmlns:style:1.0" ns2:class="index" ns2:display-name="Contents 4" ns2:family="paragraph" ns2:name="Contents_20_4" ns2:parent-style-name="Index">
      <ns2:paragraph-properties xmlns:ns3="urn:oasis:names:tc:opendocument:xmlns:xsl-fo-compatible:1.0" ns2:auto-text-indent="false" ns3:margin-left="0.5898in" ns3:margin-right="0in" ns3:text-indent="0in">
        <ns2:tab-stops>
          <ns2:tab-stop ns2:leader-style="dotted" ns2:leader-text="." ns2:position="5.4102in" ns2:type="right"/>
        </ns2:tab-stops>
      </ns2:paragraph-properties>
    </ns2:style>
    <ns2:style xmlns:ns2="urn:oasis:names:tc:opendocument:xmlns:style:1.0" ns2:family="paragraph" ns2:name="rststyle-contents--5" ns2:parent-style-name="Contents_20_5"/>
    <ns2:style xmlns:ns2="urn:oasis:names:tc:opendocument:xmlns:style:1.0" ns2:class="index" ns2:display-name="Contents 5" ns2:family="paragraph" ns2:name="Contents_20_5" ns2:parent-style-name="Index">
      <ns2:paragraph-properties xmlns:ns3="urn:oasis:names:tc:opendocument:xmlns:xsl-fo-compatible:1.0" ns2:auto-text-indent="false" ns3:margin-left="0.7862in" ns3:margin-right="0in" ns3:text-indent="0in">
        <ns2:tab-stops>
          <ns2:tab-stop ns2:leader-style="dotted" ns2:leader-text="." ns2:position="5.2138in" ns2:type="right"/>
        </ns2:tab-stops>
      </ns2:paragraph-properties>
    </ns2:style>
    <ns2:style xmlns:ns2="urn:oasis:names:tc:opendocument:xmlns:style:1.0" ns2:family="paragraph" ns2:name="rststyle-contents-6" ns2:parent-style-name="Contents_20_6"/>
    <ns2:style xmlns:ns2="urn:oasis:names:tc:opendocument:xmlns:style:1.0" ns2:class="index" ns2:display-name="Contents 6" ns2:family="paragraph" ns2:name="Contents_20_6" ns2:parent-style-name="Index">
      <ns2:paragraph-properties xmlns:ns3="urn:oasis:names:tc:opendocument:xmlns:xsl-fo-compatible:1.0" ns2:auto-text-indent="false" ns3:margin-left="0.9827in" ns3:margin-right="0in" ns3:text-indent="0in">
        <ns2:tab-stops>
          <ns2:tab-stop ns2:leader-style="dotted" ns2:leader-text="." ns2:position="5.0173in" ns2:type="right"/>
        </ns2:tab-stops>
      </ns2:paragraph-properties>
    </ns2:style>
    <ns2:style xmlns:ns2="urn:oasis:names:tc:opendocument:xmlns:style:1.0" ns2:family="paragraph" ns2:name="rststyle-contents-7" ns2:parent-style-name="Contents_20_7"/>
    <ns2:style xmlns:ns2="urn:oasis:names:tc:opendocument:xmlns:style:1.0" ns2:class="index" ns2:display-name="Contents 7" ns2:family="paragraph" ns2:name="Contents_20_7" ns2:parent-style-name="Index">
      <ns2:paragraph-properties xmlns:ns3="urn:oasis:names:tc:opendocument:xmlns:xsl-fo-compatible:1.0" ns2:auto-text-indent="false" ns3:margin-left="1.1791in" ns3:margin-right="0in" ns3:text-indent="0in">
        <ns2:tab-stops>
          <ns2:tab-stop ns2:leader-style="dotted" ns2:leader-text="." ns2:position="4.8209in" ns2:type="right"/>
        </ns2:tab-stops>
      </ns2:paragraph-properties>
    </ns2:style>
    <ns2:style xmlns:ns2="urn:oasis:names:tc:opendocument:xmlns:style:1.0" ns2:family="paragraph" ns2:name="rststyle-contents-8" ns2:parent-style-name="Contents_20_8"/>
    <ns2:style xmlns:ns2="urn:oasis:names:tc:opendocument:xmlns:style:1.0" ns2:class="index" ns2:display-name="Contents 8" ns2:family="paragraph" ns2:name="Contents_20_8" ns2:parent-style-name="Index">
      <ns2:paragraph-properties xmlns:ns3="urn:oasis:names:tc:opendocument:xmlns:xsl-fo-compatible:1.0" ns2:auto-text-indent="false" ns3:margin-left="1.3756in" ns3:margin-right="0in" ns3:text-indent="0in">
        <ns2:tab-stops>
          <ns2:tab-stop ns2:leader-style="dotted" ns2:leader-text="." ns2:position="4.6244in" ns2:type="right"/>
        </ns2:tab-stops>
      </ns2:paragraph-properties>
    </ns2:style>
    <ns2:style xmlns:ns2="urn:oasis:names:tc:opendocument:xmlns:style:1.0" ns2:family="paragraph" ns2:name="rststyle-contents-9" ns2:parent-style-name="Contents_20_9"/>
    <ns2:style xmlns:ns2="urn:oasis:names:tc:opendocument:xmlns:style:1.0" ns2:class="index" ns2:display-name="Contents 9" ns2:family="paragraph" ns2:name="Contents_20_9" ns2:parent-style-name="Index">
      <ns2:paragraph-properties xmlns:ns3="urn:oasis:names:tc:opendocument:xmlns:xsl-fo-compatible:1.0" ns2:auto-text-indent="false" ns3:margin-left="1.572in" ns3:margin-right="0in" ns3:text-indent="0in">
        <ns2:tab-stops>
          <ns2:tab-stop ns2:leader-style="dotted" ns2:leader-text="." ns2:position="4.428in" ns2:type="right"/>
        </ns2:tab-stops>
      </ns2:paragraph-properties>
    </ns2:style>
    <ns2:style xmlns:ns2="urn:oasis:names:tc:opendocument:xmlns:style:1.0" ns2:family="paragraph" ns2:name="rststyle-contents-10" ns2:parent-style-name="Contents_20_10"/>
    <ns2:style xmlns:ns2="urn:oasis:names:tc:opendocument:xmlns:style:1.0" ns2:class="index" ns2:display-name="Contents 10" ns2:family="paragraph" ns2:name="Contents_20_10" ns2:parent-style-name="Index">
      <ns2:paragraph-properties xmlns:ns3="urn:oasis:names:tc:opendocument:xmlns:xsl-fo-compatible:1.0" ns2:auto-text-indent="false" ns3:margin-left="1.7689in" ns3:margin-right="0in" ns3:text-indent="0in">
        <ns2:tab-stops>
          <ns2:tab-stop ns2:leader-style="dotted" ns2:leader-text="." ns2:position="4.2311in" ns2:type="right"/>
        </ns2:tab-stops>
      </ns2:paragraph-properties>
    </ns2:style>
    <ns2:style xmlns:ns2="urn:oasis:names:tc:opendocument:xmlns:style:1.0" ns2:family="paragraph" ns2:name="rststyle-contents-heading" ns2:parent-style-name="Contents_20_Heading"/>
    <ns2:style xmlns:ns2="urn:oasis:names:tc:opendocument:xmlns:style:1.0" ns2:class="index" ns2:display-name="Contents Heading" ns2:family="paragraph" ns2:name="Contents_20_Heading" ns2:parent-style-name="Heading">
      <ns2:paragraph-properties xmlns:ns3="urn:oasis:names:tc:opendocument:xmlns:text:1.0" xmlns:ns4="urn:oasis:names:tc:opendocument:xmlns:xsl-fo-compatible:1.0" ns2:auto-text-indent="false" ns3:line-number="0" ns3:number-lines="false" ns4:margin-left="0in" ns4:margin-right="0in" ns4:text-indent="0in"/>
      <ns2:text-properties xmlns:ns3="urn:oasis:names:tc:opendocument:xmlns:xsl-fo-compatible:1.0" ns2:font-size-asian="16pt" ns2:font-size-complex="16pt" ns2:font-weight-asian="bold" ns2:font-weight-complex="bold" ns3:font-size="16pt" ns3:font-weight="bold"/>
    </ns2:style>
    <ns2:style xmlns:ns2="urn:oasis:names:tc:opendocument:xmlns:style:1.0" ns2:family="paragraph" ns2:name="rststyle-legend" ns2:parent-style-name="Text_20_body"/>
    <ns2:style xmlns:ns2="urn:oasis:names:tc:opendocument:xmlns:style:1.0" ns2:display-name="Numbering Symbols" ns2:family="text" ns2:name="Numbering_20_Symbols"/>
    <ns2:style xmlns:ns2="urn:oasis:names:tc:opendocument:xmlns:style:1.0" ns2:display-name="Bullet Symbols" ns2:family="text" ns2:name="Bullet_20_Symbols">
      <ns2:text-properties xmlns:ns3="urn:oasis:names:tc:opendocument:xmlns:xsl-fo-compatible:1.0" ns2:font-name="StarSymbol" ns2:font-name-asian="StarSymbol" ns2:font-name-complex="StarSymbol" ns2:font-size-asian="9pt" ns2:font-size-complex="9pt" ns3:font-size="9pt"/>
    </ns2:style>
    <ns2:style xmlns:ns2="urn:oasis:names:tc:opendocument:xmlns:style:1.0" ns2:family="text" ns2:name="Emphasis">
      <ns2:text-properties xmlns:ns3="urn:oasis:names:tc:opendocument:xmlns:xsl-fo-compatible:1.0" ns2:font-style-asian="italic" ns2:font-style-complex="italic" ns3:font-style="italic"/>
    </ns2:style>
    <ns2:style xmlns:ns2="urn:oasis:names:tc:opendocument:xmlns:style:1.0" ns2:family="text" ns2:name="Citation">
      <ns2:text-properties xmlns:ns3="urn:oasis:names:tc:opendocument:xmlns:xsl-fo-compatible:1.0" ns2:font-style-asian="italic" ns2:font-style-complex="italic" ns3:font-style="italic"/>
    </ns2:style>
    <ns2:style xmlns:ns2="urn:oasis:names:tc:opendocument:xmlns:style:1.0" ns2:family="text" ns2:name="Example">
      <ns2:text-properties ns2:font-name="Nimbus Mono L" ns2:font-name-asian="Nimbus Mono L" ns2:font-name-complex="Nimbus Mono L"/>
    </ns2:style>
    <ns2:style xmlns:ns2="urn:oasis:names:tc:opendocument:xmlns:style:1.0" ns2:family="text" ns2:name="Teletype">
      <ns2:text-properties ns2:font-name="Nimbus Mono L" ns2:font-name-asian="Nimbus Mono L" ns2:font-name-complex="Nimbus Mono L"/>
    </ns2:style>
    <ns2:style xmlns:ns2="urn:oasis:names:tc:opendocument:xmlns:style:1.0" ns2:family="text" ns2:name="rststyle-emphasis" ns2:parent-style-name="Emphasis">
      <ns2:text-properties ns2:font-weight-asian="normal" ns2:font-weight-complex="normal"/>
    </ns2:style>
    <ns2:style xmlns:ns2="urn:oasis:names:tc:opendocument:xmlns:style:1.0" ns2:family="text" ns2:name="rststyle-strong">
      <ns2:text-properties xmlns:ns3="urn:oasis:names:tc:opendocument:xmlns:xsl-fo-compatible:1.0" ns3:background-color="transparent" ns3:font-weight="bold"/>
    </ns2:style>
    <ns2:style xmlns:ns2="urn:oasis:names:tc:opendocument:xmlns:style:1.0" ns2:family="text" ns2:name="rststyle-inlineliteral" ns2:parent-style-name="Example">
      <ns2:text-properties xmlns:ns3="urn:oasis:names:tc:opendocument:xmlns:xsl-fo-compatible:1.0" ns3:background-color="#e6e6ff"/>
    </ns2:style>
    <ns2:style xmlns:ns2="urn:oasis:names:tc:opendocument:xmlns:style:1.0" ns2:family="text" ns2:name="rststyle-quotation" ns2:parent-style-name="Citation">
      <ns2:text-properties ns2:font-weight-asian="normal" ns2:font-weight-complex="normal"/>
    </ns2:style>
    <ns2:style xmlns:ns2="urn:oasis:names:tc:opendocument:xmlns:style:1.0" ns2:family="text" ns2:name="rststyle-codeblock-keyword" ns2:parent-style-name="Teletype">
      <ns2:text-properties xmlns:ns3="urn:oasis:names:tc:opendocument:xmlns:xsl-fo-compatible:1.0" ns3:background-color="#ccffff" ns3:color="#800000"/>
    </ns2:style>
    <ns2:style xmlns:ns2="urn:oasis:names:tc:opendocument:xmlns:style:1.0" ns2:family="text" ns2:name="rststyle-codeblock-string" ns2:parent-style-name="Teletype">
      <ns2:text-properties xmlns:ns3="urn:oasis:names:tc:opendocument:xmlns:xsl-fo-compatible:1.0" ns3:background-color="#ffffff"/>
    </ns2:style>
    <ns2:style xmlns:ns2="urn:oasis:names:tc:opendocument:xmlns:style:1.0" ns2:family="text" ns2:name="rststyle-codeblock-number" ns2:parent-style-name="Teletype">
      <ns2:text-properties xmlns:ns3="urn:oasis:names:tc:opendocument:xmlns:xsl-fo-compatible:1.0" ns3:background-color="#ccffff" ns3:color="#000080"/>
    </ns2:style>
    <ns2:style xmlns:ns2="urn:oasis:names:tc:opendocument:xmlns:style:1.0" ns2:family="text" ns2:name="rststyle-codeblock-comment" ns2:parent-style-name="Teletype">
      <ns2:text-properties xmlns:ns3="urn:oasis:names:tc:opendocument:xmlns:xsl-fo-compatible:1.0" ns3:background-color="#ffffff"/>
    </ns2:style>
    <ns2:style xmlns:ns2="urn:oasis:names:tc:opendocument:xmlns:style:1.0" ns2:family="text" ns2:name="rststyle-codeblock-classname" ns2:parent-style-name="Teletype">
      <ns2:text-properties xmlns:ns3="urn:oasis:names:tc:opendocument:xmlns:xsl-fo-compatible:1.0" ns3:background-color="#ccffff" ns3:color="#808000"/>
    </ns2:style>
    <ns2:style xmlns:ns2="urn:oasis:names:tc:opendocument:xmlns:style:1.0" ns2:family="text" ns2:name="rststyle-codeblock-functionname" ns2:parent-style-name="Teletype">
      <ns2:text-properties xmlns:ns3="urn:oasis:names:tc:opendocument:xmlns:xsl-fo-compatible:1.0" ns3:background-color="#ccffff" ns3:color="#808000"/>
    </ns2:style>
    <ns2:style xmlns:ns2="urn:oasis:names:tc:opendocument:xmlns:style:1.0" ns2:family="text" ns2:name="rststyle-codeblock-operator" ns2:parent-style-name="Teletype">
      <ns2:text-properties xmlns:ns3="urn:oasis:names:tc:opendocument:xmlns:xsl-fo-compatible:1.0" ns3:background-color="#ccffff" ns3:color="#cccc00"/>
    </ns2:style>
    <ns2:style xmlns:ns2="urn:oasis:names:tc:opendocument:xmlns:style:1.0" ns2:family="text" ns2:name="rststyle-codeblock-name" ns2:parent-style-name="Teletype">
      <ns2:text-properties xmlns:ns3="urn:oasis:names:tc:opendocument:xmlns:xsl-fo-compatible:1.0" ns3:background-color="#ccffff" ns3:color="#808000"/>
    </ns2:style>
    <ns2:style xmlns:ns2="urn:oasis:names:tc:opendocument:xmlns:style:1.0" ns2:family="text" ns2:name="rststyle-subscript">
      <ns2:text-properties ns2:text-position="sub 58%"/>
    </ns2:style>
    <ns2:style xmlns:ns2="urn:oasis:names:tc:opendocument:xmlns:style:1.0" ns2:family="text" ns2:name="rststyle-superscript">
      <ns2:text-properties ns2:text-position="super 58%"/>
    </ns2:style>
    <ns2:style xmlns:ns2="urn:oasis:names:tc:opendocument:xmlns:style:1.0" ns2:family="graphic" ns2:name="Graphics">
      <ns2:graphic-properties xmlns:ns3="urn:oasis:names:tc:opendocument:xmlns:svg-compatible:1.0" xmlns:ns4="urn:oasis:names:tc:opendocument:xmlns:text:1.0" ns2:horizontal-pos="center" ns2:horizontal-rel="paragraph" ns2:number-wrapped-paragraphs="no-limit" ns2:vertical-pos="top" ns2:vertical-rel="paragraph" ns2:wrap="dynamic" ns2:wrap-contour="false" ns3:x="0in" ns3:y="0in" ns4:anchor-type="paragraph"/>
    </ns2:style>
    <ns2:style xmlns:ns2="urn:oasis:names:tc:opendocument:xmlns:style:1.0" ns2:family="graphic" ns2:name="rststyle-image" ns2:parent-style-name="Graphics"/>
    <ns2:style xmlns:ns2="urn:oasis:names:tc:opendocument:xmlns:style:1.0" ns2:family="graphic" ns2:name="rststyle-figureframe" ns2:parent-style-name="Frame">
      <ns2:graphic-properties ns2:shadow="none"/>
    </ns2:style>
    <ns2:style xmlns:ns2="urn:oasis:names:tc:opendocument:xmlns:style:1.0" ns2:family="graphic" ns2:name="Frame">
      <ns2:graphic-properties xmlns:ns3="urn:oasis:names:tc:opendocument:xmlns:svg-compatible:1.0" xmlns:ns4="urn:oasis:names:tc:opendocument:xmlns:text:1.0" xmlns:ns5="urn:oasis:names:tc:opendocument:xmlns:xsl-fo-compatible:1.0" ns2:horizontal-pos="center" ns2:horizontal-rel="paragraph-content" ns2:number-wrapped-paragraphs="no-limit" ns2:vertical-pos="top" ns2:vertical-rel="paragraph-content" ns2:wrap="parallel" ns2:wrap-contour="false" ns3:x="0in" ns3:y="0in" ns4:anchor-type="paragraph" ns5:border="0.0008in solid #000000" ns5:margin-bottom="0.0791in" ns5:margin-left="0.0791in" ns5:margin-right="0.0791in" ns5:margin-top="0.0791in" ns5:padding="0.0591in"/>
    </ns2:style>
    <ns2:outline-style xmlns:ns2="urn:oasis:names:tc:opendocument:xmlns:text:1.0" xmlns:ns3="urn:oasis:names:tc:opendocument:xmlns:style:1.0" ns3:name="Outline">
      <ns2:outline-level-style ns3:num-format="" ns2:level="1">
        <ns3:list-level-properties ns2:min-label-distance="0.15in"/>
      </ns2:outline-level-style>
      <ns2:outline-level-style ns3:num-format="" ns2:level="2">
        <ns3:list-level-properties ns2:min-label-distance="0.15in"/>
      </ns2:outline-level-style>
      <ns2:outline-level-style ns3:num-format="" ns2:level="3">
        <ns3:list-level-properties ns2:min-label-distance="0.15in"/>
      </ns2:outline-level-style>
      <ns2:outline-level-style ns3:num-format="" ns2:level="4">
        <ns3:list-level-properties ns2:min-label-distance="0.15in"/>
      </ns2:outline-level-style>
      <ns2:outline-level-style ns3:num-format="" ns2:level="5">
        <ns3:list-level-properties ns2:min-label-distance="0.15in"/>
      </ns2:outline-level-style>
      <ns2:outline-level-style ns3:num-format="" ns2:level="6">
        <ns3:list-level-properties ns2:min-label-distance="0.15in"/>
      </ns2:outline-level-style>
      <ns2:outline-level-style ns3:num-format="" ns2:level="7">
        <ns3:list-level-properties ns2:min-label-distance="0.15in"/>
      </ns2:outline-level-style>
      <ns2:outline-level-style ns3:num-format="" ns2:level="8">
        <ns3:list-level-properties ns2:min-label-distance="0.15in"/>
      </ns2:outline-level-style>
      <ns2:outline-level-style ns3:num-format="" ns2:level="9">
        <ns3:list-level-properties ns2:min-label-distance="0.15in"/>
      </ns2:outline-level-style>
      <ns2:outline-level-style ns3:num-format="" ns2:level="10">
        <ns3:list-level-properties ns2:min-label-distance="0.15in"/>
      </ns2:outline-level-style>
    </ns2:outline-style>
    <ns2:list-style xmlns:ns2="urn:oasis:names:tc:opendocument:xmlns:text:1.0" xmlns:ns3="urn:oasis:names:tc:opendocument:xmlns:style:1.0" ns3:name="rststyle-enumlist">
      <ns2:list-level-style-number ns3:num-format="1" ns3:num-suffix="." ns2:level="1" ns2:style-name="Numbering_20_Symbols">
        <ns3:list-level-properties ns2:min-label-width="0.25in" ns2:space-before="0.25in"/>
      </ns2:list-level-style-number>
      <ns2:list-level-style-number ns3:num-format="1" ns3:num-suffix="." ns2:level="2" ns2:style-name="Numbering_20_Symbols">
        <ns3:list-level-properties ns2:min-label-width="0.25in" ns2:space-before="0.5in"/>
      </ns2:list-level-style-number>
      <ns2:list-level-style-number ns3:num-format="1" ns3:num-suffix="." ns2:level="3" ns2:style-name="Numbering_20_Symbols">
        <ns3:list-level-properties ns2:min-label-width="0.25in" ns2:space-before="0.75in"/>
      </ns2:list-level-style-number>
      <ns2:list-level-style-number ns3:num-format="1" ns3:num-suffix="." ns2:level="4" ns2:style-name="Numbering_20_Symbols">
        <ns3:list-level-properties ns2:min-label-width="0.25in" ns2:space-before="1in"/>
      </ns2:list-level-style-number>
      <ns2:list-level-style-number ns3:num-format="1" ns3:num-suffix="." ns2:level="5" ns2:style-name="Numbering_20_Symbols">
        <ns3:list-level-properties ns2:min-label-width="0.25in" ns2:space-before="1.25in"/>
      </ns2:list-level-style-number>
      <ns2:list-level-style-number ns3:num-format="1" ns3:num-suffix="." ns2:level="6" ns2:style-name="Numbering_20_Symbols">
        <ns3:list-level-properties ns2:min-label-width="0.25in" ns2:space-before="1.5in"/>
      </ns2:list-level-style-number>
      <ns2:list-level-style-number ns3:num-format="1" ns3:num-suffix="." ns2:level="7" ns2:style-name="Numbering_20_Symbols">
        <ns3:list-level-properties ns2:min-label-width="0.25in" ns2:space-before="1.75in"/>
      </ns2:list-level-style-number>
      <ns2:list-level-style-number ns3:num-format="1" ns3:num-suffix="." ns2:level="8" ns2:style-name="Numbering_20_Symbols">
        <ns3:list-level-properties ns2:min-label-width="0.25in" ns2:space-before="2in"/>
      </ns2:list-level-style-number>
      <ns2:list-level-style-number ns3:num-format="1" ns3:num-suffix="." ns2:level="9" ns2:style-name="Numbering_20_Symbols">
        <ns3:list-level-properties ns2:min-label-width="0.25in" ns2:space-before="2.25in"/>
      </ns2:list-level-style-number>
      <ns2:list-level-style-number ns3:num-format="1" ns3:num-suffix="." ns2:level="10" ns2:style-name="Numbering_20_Symbols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bulletlist">
      <ns2:list-level-style-bullet ns3:num-suffix="." ns2:bullet-char="●" ns2:level="1" ns2:style-name="Bullet_20_Symbols">
        <ns3:list-level-properties ns2:min-label-width="0.25in" ns2:space-before="0.25in"/>
        <ns3:text-properties ns3:font-name="StarSymbol"/>
      </ns2:list-level-style-bullet>
      <ns2:list-level-style-bullet ns3:num-suffix="." ns2:bullet-char="○" ns2:level="2" ns2:style-name="Bullet_20_Symbols">
        <ns3:list-level-properties ns2:min-label-width="0.25in" ns2:space-before="0.5in"/>
        <ns3:text-properties ns3:font-name="StarSymbol"/>
      </ns2:list-level-style-bullet>
      <ns2:list-level-style-bullet ns3:num-suffix="." ns2:bullet-char="■" ns2:level="3" ns2:style-name="Bullet_20_Symbols">
        <ns3:list-level-properties ns2:min-label-width="0.25in" ns2:space-before="0.75in"/>
        <ns3:text-properties ns3:font-name="StarSymbol"/>
      </ns2:list-level-style-bullet>
      <ns2:list-level-style-bullet ns3:num-suffix="." ns2:bullet-char="●" ns2:level="4" ns2:style-name="Bullet_20_Symbols">
        <ns3:list-level-properties ns2:min-label-width="0.25in" ns2:space-before="1in"/>
        <ns3:text-properties ns3:font-name="StarSymbol"/>
      </ns2:list-level-style-bullet>
      <ns2:list-level-style-bullet ns3:num-suffix="." ns2:bullet-char="○" ns2:level="5" ns2:style-name="Bullet_20_Symbols">
        <ns3:list-level-properties ns2:min-label-width="0.25in" ns2:space-before="1.25in"/>
        <ns3:text-properties ns3:font-name="StarSymbol"/>
      </ns2:list-level-style-bullet>
      <ns2:list-level-style-bullet ns3:num-suffix="." ns2:bullet-char="■" ns2:level="6" ns2:style-name="Bullet_20_Symbols">
        <ns3:list-level-properties ns2:min-label-width="0.25in" ns2:space-before="1.5in"/>
        <ns3:text-properties ns3:font-name="StarSymbol"/>
      </ns2:list-level-style-bullet>
      <ns2:list-level-style-bullet ns3:num-suffix="." ns2:bullet-char="●" ns2:level="7" ns2:style-name="Bullet_20_Symbols">
        <ns3:list-level-properties ns2:min-label-width="0.25in" ns2:space-before="1.75in"/>
        <ns3:text-properties ns3:font-name="StarSymbol"/>
      </ns2:list-level-style-bullet>
      <ns2:list-level-style-bullet ns3:num-suffix="." ns2:bullet-char="○" ns2:level="8" ns2:style-name="Bullet_20_Symbols">
        <ns3:list-level-properties ns2:min-label-width="0.25in" ns2:space-before="2in"/>
        <ns3:text-properties ns3:font-name="StarSymbol"/>
      </ns2:list-level-style-bullet>
      <ns2:list-level-style-bullet ns3:num-suffix="." ns2:bullet-char="■" ns2:level="9" ns2:style-name="Bullet_20_Symbols">
        <ns3:list-level-properties ns2:min-label-width="0.25in" ns2:space-before="2.25in"/>
        <ns3:text-properties ns3:font-name="StarSymbol"/>
      </ns2:list-level-style-bullet>
      <ns2:list-level-style-bullet ns3:num-suffix="." ns2:bullet-char="●" ns2:level="10" ns2:style-name="Bullet_20_Symbols">
        <ns3:list-level-properties ns2:min-label-width="0.25in" ns2:space-before="2.5in"/>
        <ns3:text-properties ns3:font-name="StarSymbol"/>
      </ns2:list-level-style-bullet>
    </ns2:list-style>
    <ns2:list-style xmlns:ns2="urn:oasis:names:tc:opendocument:xmlns:text:1.0" xmlns:ns3="urn:oasis:names:tc:opendocument:xmlns:style:1.0" ns3:name="rststyle-tocenumlist">
      <ns2:list-level-style-number ns3:num-format="1" ns3:num-prefix=" " ns3:num-suffix=" " ns2:level="1" ns2:style-name="Numbering_20_Symbols">
        <ns3:list-level-properties ns2:min-label-width="0.25in" ns2:space-before="0.25in"/>
      </ns2:list-level-style-number>
      <ns2:list-level-style-number ns3:num-format="1" ns3:num-prefix=" " ns3:num-suffix=" " ns2:display-levels="2" ns2:level="2" ns2:style-name="Numbering_20_Symbols">
        <ns3:list-level-properties ns2:min-label-width="0.25in" ns2:space-before="0.5in"/>
      </ns2:list-level-style-number>
      <ns2:list-level-style-number ns3:num-format="1" ns3:num-prefix=" " ns3:num-suffix=" " ns2:display-levels="3" ns2:level="3" ns2:style-name="Numbering_20_Symbols">
        <ns3:list-level-properties ns2:min-label-width="0.25in" ns2:space-before="0.75in"/>
      </ns2:list-level-style-number>
      <ns2:list-level-style-number ns3:num-format="1" ns3:num-prefix=" " ns3:num-suffix=" " ns2:display-levels="4" ns2:level="4" ns2:style-name="Numbering_20_Symbols">
        <ns3:list-level-properties ns2:min-label-width="0.25in" ns2:space-before="1in"/>
      </ns2:list-level-style-number>
      <ns2:list-level-style-number ns3:num-format="1" ns3:num-prefix=" " ns3:num-suffix=" " ns2:display-levels="5" ns2:level="5" ns2:style-name="Numbering_20_Symbols">
        <ns3:list-level-properties ns2:min-label-width="0.25in" ns2:space-before="1.25in"/>
      </ns2:list-level-style-number>
      <ns2:list-level-style-number ns3:num-format="1" ns3:num-prefix=" " ns3:num-suffix=" " ns2:display-levels="6" ns2:level="6" ns2:style-name="Numbering_20_Symbols">
        <ns3:list-level-properties ns2:min-label-width="0.25in" ns2:space-before="1.5in"/>
      </ns2:list-level-style-number>
      <ns2:list-level-style-number ns3:num-format="1" ns3:num-prefix=" " ns3:num-suffix=" " ns2:display-levels="7" ns2:level="7" ns2:style-name="Numbering_20_Symbols">
        <ns3:list-level-properties ns2:min-label-width="0.25in" ns2:space-before="1.75in"/>
      </ns2:list-level-style-number>
      <ns2:list-level-style-number ns3:num-format="1" ns3:num-prefix=" " ns3:num-suffix=" " ns2:display-levels="8" ns2:level="8" ns2:style-name="Numbering_20_Symbols">
        <ns3:list-level-properties ns2:min-label-width="0.25in" ns2:space-before="2in"/>
      </ns2:list-level-style-number>
      <ns2:list-level-style-number ns3:num-format="1" ns3:num-prefix=" " ns3:num-suffix=" " ns2:display-levels="9" ns2:level="9" ns2:style-name="Numbering_20_Symbols">
        <ns3:list-level-properties ns2:min-label-width="0.25in" ns2:space-before="2.25in"/>
      </ns2:list-level-style-number>
      <ns2:list-level-style-number ns3:num-format="1" ns3:num-prefix=" " ns3:num-suffix=" " ns2:display-levels="10" ns2:level="10" ns2:style-name="Numbering_20_Symbols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tocbulletlist">
      <ns2:list-level-style-bullet ns3:num-prefix=" " ns3:num-suffix="." ns2:bullet-char="●" ns2:level="1" ns2:style-name="Bullet_20_Symbols">
        <ns3:list-level-properties ns2:min-label-width="0.25in" ns2:space-before="0.25in"/>
        <ns3:text-properties ns3:font-name="StarSymbol"/>
      </ns2:list-level-style-bullet>
      <ns2:list-level-style-bullet ns3:num-prefix=" " ns3:num-suffix="." ns2:bullet-char="●" ns2:level="2" ns2:style-name="Bullet_20_Symbols">
        <ns3:list-level-properties ns2:min-label-width="0.25in" ns2:space-before="0.5in"/>
        <ns3:text-properties ns3:font-name="StarSymbol"/>
      </ns2:list-level-style-bullet>
      <ns2:list-level-style-bullet ns3:num-prefix=" " ns3:num-suffix=")" ns2:bullet-char="●" ns2:level="3" ns2:style-name="Bullet_20_Symbols">
        <ns3:list-level-properties ns2:min-label-width="0.25in" ns2:space-before="0.75in"/>
        <ns3:text-properties ns3:font-name="StarSymbol"/>
      </ns2:list-level-style-bullet>
      <ns2:list-level-style-bullet ns3:num-prefix=" " ns3:num-suffix=" " ns2:bullet-char="●" ns2:level="4" ns2:style-name="Bullet_20_Symbols">
        <ns3:list-level-properties ns2:min-label-width="0.25in" ns2:space-before="1in"/>
        <ns3:text-properties ns3:font-name="StarSymbol"/>
      </ns2:list-level-style-bullet>
      <ns2:list-level-style-bullet ns3:num-prefix=" " ns3:num-suffix=" " ns2:bullet-char="●" ns2:level="5" ns2:style-name="Bullet_20_Symbols">
        <ns3:list-level-properties ns2:min-label-width="0.25in" ns2:space-before="1.25in"/>
        <ns3:text-properties ns3:font-name="StarSymbol"/>
      </ns2:list-level-style-bullet>
      <ns2:list-level-style-bullet ns3:num-prefix=" " ns3:num-suffix=" " ns2:bullet-char="●" ns2:level="6" ns2:style-name="Bullet_20_Symbols">
        <ns3:list-level-properties ns2:min-label-width="0.25in" ns2:space-before="1.5in"/>
        <ns3:text-properties ns3:font-name="StarSymbol"/>
      </ns2:list-level-style-bullet>
      <ns2:list-level-style-bullet ns3:num-prefix=" " ns3:num-suffix=" " ns2:bullet-char="●" ns2:level="7" ns2:style-name="Bullet_20_Symbols">
        <ns3:list-level-properties ns2:min-label-width="0.25in" ns2:space-before="1.75in"/>
        <ns3:text-properties ns3:font-name="StarSymbol"/>
      </ns2:list-level-style-bullet>
      <ns2:list-level-style-bullet ns3:num-prefix=" " ns3:num-suffix=" " ns2:bullet-char="●" ns2:level="8" ns2:style-name="Bullet_20_Symbols">
        <ns3:list-level-properties ns2:min-label-width="0.25in" ns2:space-before="2in"/>
        <ns3:text-properties ns3:font-name="StarSymbol"/>
      </ns2:list-level-style-bullet>
      <ns2:list-level-style-bullet ns3:num-prefix=" " ns3:num-suffix=" " ns2:bullet-char="●" ns2:level="9" ns2:style-name="Bullet_20_Symbols">
        <ns3:list-level-properties ns2:min-label-width="0.25in" ns2:space-before="2.25in"/>
        <ns3:text-properties ns3:font-name="StarSymbol"/>
      </ns2:list-level-style-bullet>
      <ns2:list-level-style-bullet ns3:num-prefix=" " ns3:num-suffix=" " ns2:bullet-char="●" ns2:level="10" ns2:style-name="Bullet_20_Symbols">
        <ns3:list-level-properties ns2:min-label-width="0.25in" ns2:space-before="2.5in"/>
        <ns3:text-properties ns3:font-name="StarSymbol"/>
      </ns2:list-level-style-bullet>
    </ns2:list-style>
    <ns2:list-style xmlns:ns2="urn:oasis:names:tc:opendocument:xmlns:text:1.0" xmlns:ns3="urn:oasis:names:tc:opendocument:xmlns:style:1.0" ns3:name="rststyle-blockquote-bulletlist">
      <ns2:list-level-style-bullet ns3:num-suffix="." ns2:bullet-char="●" ns2:level="1" ns2:style-name="Bullet_20_Symbols">
        <ns3:list-level-properties ns2:min-label-width="0.25in" ns2:space-before="0.25in"/>
        <ns3:text-properties ns3:font-name="StarSymbol"/>
      </ns2:list-level-style-bullet>
      <ns2:list-level-style-bullet ns3:num-suffix="." ns2:bullet-char="●" ns2:level="2" ns2:style-name="Bullet_20_Symbols">
        <ns3:list-level-properties ns2:min-label-width="0.25in" ns2:space-before="0.5in"/>
        <ns3:text-properties ns3:font-name="StarSymbol"/>
      </ns2:list-level-style-bullet>
      <ns2:list-level-style-bullet ns3:num-suffix="." ns2:bullet-char="●" ns2:level="3" ns2:style-name="Bullet_20_Symbols">
        <ns3:list-level-properties ns2:min-label-width="0.25in" ns2:space-before="0.75in"/>
        <ns3:text-properties ns3:font-name="StarSymbol"/>
      </ns2:list-level-style-bullet>
      <ns2:list-level-style-bullet ns3:num-suffix="." ns2:bullet-char="●" ns2:level="4" ns2:style-name="Bullet_20_Symbols">
        <ns3:list-level-properties ns2:min-label-width="0.25in" ns2:space-before="1in"/>
        <ns3:text-properties ns3:font-name="StarSymbol"/>
      </ns2:list-level-style-bullet>
      <ns2:list-level-style-bullet ns3:num-suffix="." ns2:bullet-char="●" ns2:level="5" ns2:style-name="Bullet_20_Symbols">
        <ns3:list-level-properties ns2:min-label-width="0.25in" ns2:space-before="1.25in"/>
        <ns3:text-properties ns3:font-name="StarSymbol"/>
      </ns2:list-level-style-bullet>
      <ns2:list-level-style-bullet ns3:num-suffix="." ns2:bullet-char="●" ns2:level="6" ns2:style-name="Bullet_20_Symbols">
        <ns3:list-level-properties ns2:min-label-width="0.25in" ns2:space-before="1.5in"/>
        <ns3:text-properties ns3:font-name="StarSymbol"/>
      </ns2:list-level-style-bullet>
      <ns2:list-level-style-bullet ns3:num-suffix="." ns2:bullet-char="●" ns2:level="7" ns2:style-name="Bullet_20_Symbols">
        <ns3:list-level-properties ns2:min-label-width="0.25in" ns2:space-before="1.75in"/>
        <ns3:text-properties ns3:font-name="StarSymbol"/>
      </ns2:list-level-style-bullet>
      <ns2:list-level-style-bullet ns3:num-suffix="." ns2:bullet-char="●" ns2:level="8" ns2:style-name="Bullet_20_Symbols">
        <ns3:list-level-properties ns2:min-label-width="0.25in" ns2:space-before="2in"/>
        <ns3:text-properties ns3:font-name="StarSymbol"/>
      </ns2:list-level-style-bullet>
      <ns2:list-level-style-bullet ns3:num-suffix="." ns2:bullet-char="●" ns2:level="9" ns2:style-name="Bullet_20_Symbols">
        <ns3:list-level-properties ns2:min-label-width="0.25in" ns2:space-before="2.25in"/>
        <ns3:text-properties ns3:font-name="StarSymbol"/>
      </ns2:list-level-style-bullet>
      <ns2:list-level-style-bullet ns3:num-suffix="." ns2:bullet-char="●" ns2:level="10" ns2:style-name="Bullet_20_Symbols">
        <ns3:list-level-properties ns2:min-label-width="0.25in" ns2:space-before="2.5in"/>
        <ns3:text-properties ns3:font-name="StarSymbol"/>
      </ns2:list-level-style-bullet>
    </ns2:list-style>
    <ns2:list-style xmlns:ns2="urn:oasis:names:tc:opendocument:xmlns:text:1.0" xmlns:ns3="urn:oasis:names:tc:opendocument:xmlns:style:1.0" ns3:name="rststyle-blockquote-enumlist">
      <ns2:list-level-style-number ns3:num-format="1" ns3:num-suffix="." ns2:level="1">
        <ns3:list-level-properties ns2:min-label-width="0.25in" ns2:space-before="0.25in"/>
      </ns2:list-level-style-number>
      <ns2:list-level-style-number ns3:num-format="1" ns3:num-suffix="." ns2:level="2">
        <ns3:list-level-properties ns2:min-label-width="0.25in" ns2:space-before="0.5in"/>
      </ns2:list-level-style-number>
      <ns2:list-level-style-number ns3:num-format="1" ns3:num-suffix="." ns2:level="3">
        <ns3:list-level-properties ns2:min-label-width="0.25in" ns2:space-before="0.75in"/>
      </ns2:list-level-style-number>
      <ns2:list-level-style-number ns3:num-format="1" ns3:num-suffix="." ns2:level="4">
        <ns3:list-level-properties ns2:min-label-width="0.25in" ns2:space-before="1in"/>
      </ns2:list-level-style-number>
      <ns2:list-level-style-number ns3:num-format="1" ns3:num-suffix="." ns2:level="5">
        <ns3:list-level-properties ns2:min-label-width="0.25in" ns2:space-before="1.25in"/>
      </ns2:list-level-style-number>
      <ns2:list-level-style-number ns3:num-format="1" ns3:num-suffix="." ns2:level="6">
        <ns3:list-level-properties ns2:min-label-width="0.25in" ns2:space-before="1.5in"/>
      </ns2:list-level-style-number>
      <ns2:list-level-style-number ns3:num-format="1" ns3:num-suffix="." ns2:level="7">
        <ns3:list-level-properties ns2:min-label-width="0.25in" ns2:space-before="1.75in"/>
      </ns2:list-level-style-number>
      <ns2:list-level-style-number ns3:num-format="1" ns3:num-suffix="." ns2:level="8">
        <ns3:list-level-properties ns2:min-label-width="0.25in" ns2:space-before="2in"/>
      </ns2:list-level-style-number>
      <ns2:list-level-style-number ns3:num-format="1" ns3:num-suffix="." ns2:level="9">
        <ns3:list-level-properties ns2:min-label-width="0.25in" ns2:space-before="2.25in"/>
      </ns2:list-level-style-number>
      <ns2:list-level-style-number ns3:num-format="1" ns3:num-suffix=".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highlights-bulletlist">
      <ns2:list-level-style-bullet ns3:num-suffix="." ns2:bullet-char="●" ns2:level="1" ns2:style-name="Bullet_20_Symbols">
        <ns3:list-level-properties ns2:min-label-width="0.25in" ns2:space-before="0.25in"/>
        <ns3:text-properties ns3:font-name="StarSymbol"/>
      </ns2:list-level-style-bullet>
      <ns2:list-level-style-bullet ns3:num-suffix="." ns2:bullet-char="●" ns2:level="2" ns2:style-name="Bullet_20_Symbols">
        <ns3:list-level-properties ns2:min-label-width="0.25in" ns2:space-before="0.5in"/>
        <ns3:text-properties ns3:font-name="StarSymbol"/>
      </ns2:list-level-style-bullet>
      <ns2:list-level-style-bullet ns3:num-suffix="." ns2:bullet-char="●" ns2:level="3" ns2:style-name="Bullet_20_Symbols">
        <ns3:list-level-properties ns2:min-label-width="0.25in" ns2:space-before="0.75in"/>
        <ns3:text-properties ns3:font-name="StarSymbol"/>
      </ns2:list-level-style-bullet>
      <ns2:list-level-style-bullet ns3:num-suffix="." ns2:bullet-char="●" ns2:level="4" ns2:style-name="Bullet_20_Symbols">
        <ns3:list-level-properties ns2:min-label-width="0.25in" ns2:space-before="1in"/>
        <ns3:text-properties ns3:font-name="StarSymbol"/>
      </ns2:list-level-style-bullet>
      <ns2:list-level-style-bullet ns3:num-suffix="." ns2:bullet-char="●" ns2:level="5" ns2:style-name="Bullet_20_Symbols">
        <ns3:list-level-properties ns2:min-label-width="0.25in" ns2:space-before="1.25in"/>
        <ns3:text-properties ns3:font-name="StarSymbol"/>
      </ns2:list-level-style-bullet>
      <ns2:list-level-style-bullet ns3:num-suffix="." ns2:bullet-char="●" ns2:level="6" ns2:style-name="Bullet_20_Symbols">
        <ns3:list-level-properties ns2:min-label-width="0.25in" ns2:space-before="1.5in"/>
        <ns3:text-properties ns3:font-name="StarSymbol"/>
      </ns2:list-level-style-bullet>
      <ns2:list-level-style-bullet ns3:num-suffix="." ns2:bullet-char="●" ns2:level="7" ns2:style-name="Bullet_20_Symbols">
        <ns3:list-level-properties ns2:min-label-width="0.25in" ns2:space-before="1.75in"/>
        <ns3:text-properties ns3:font-name="StarSymbol"/>
      </ns2:list-level-style-bullet>
      <ns2:list-level-style-bullet ns3:num-suffix="." ns2:bullet-char="●" ns2:level="8" ns2:style-name="Bullet_20_Symbols">
        <ns3:list-level-properties ns2:min-label-width="0.25in" ns2:space-before="2in"/>
        <ns3:text-properties ns3:font-name="StarSymbol"/>
      </ns2:list-level-style-bullet>
      <ns2:list-level-style-bullet ns3:num-suffix="." ns2:bullet-char="●" ns2:level="9" ns2:style-name="Bullet_20_Symbols">
        <ns3:list-level-properties ns2:min-label-width="0.25in" ns2:space-before="2.25in"/>
        <ns3:text-properties ns3:font-name="StarSymbol"/>
      </ns2:list-level-style-bullet>
      <ns2:list-level-style-bullet ns3:num-suffix="." ns2:bullet-char="●" ns2:level="10" ns2:style-name="Bullet_20_Symbols">
        <ns3:list-level-properties ns2:min-label-width="0.25in" ns2:space-before="2.5in"/>
        <ns3:text-properties ns3:font-name="StarSymbol"/>
      </ns2:list-level-style-bullet>
    </ns2:list-style>
    <ns2:list-style xmlns:ns2="urn:oasis:names:tc:opendocument:xmlns:text:1.0" xmlns:ns3="urn:oasis:names:tc:opendocument:xmlns:style:1.0" ns3:name="rststyle-highlights-enumlist">
      <ns2:list-level-style-number ns3:num-format="1" ns3:num-suffix="." ns2:level="1">
        <ns3:list-level-properties ns2:min-label-width="0.25in" ns2:space-before="0.25in"/>
      </ns2:list-level-style-number>
      <ns2:list-level-style-number ns3:num-format="1" ns3:num-suffix="." ns2:level="2">
        <ns3:list-level-properties ns2:min-label-width="0.25in" ns2:space-before="0.5in"/>
      </ns2:list-level-style-number>
      <ns2:list-level-style-number ns3:num-format="1" ns3:num-suffix="." ns2:level="3">
        <ns3:list-level-properties ns2:min-label-width="0.25in" ns2:space-before="0.75in"/>
      </ns2:list-level-style-number>
      <ns2:list-level-style-number ns3:num-format="1" ns3:num-suffix="." ns2:level="4">
        <ns3:list-level-properties ns2:min-label-width="0.25in" ns2:space-before="1in"/>
      </ns2:list-level-style-number>
      <ns2:list-level-style-number ns3:num-format="1" ns3:num-suffix="." ns2:level="5">
        <ns3:list-level-properties ns2:min-label-width="0.25in" ns2:space-before="1.25in"/>
      </ns2:list-level-style-number>
      <ns2:list-level-style-number ns3:num-format="1" ns3:num-suffix="." ns2:level="6">
        <ns3:list-level-properties ns2:min-label-width="0.25in" ns2:space-before="1.5in"/>
      </ns2:list-level-style-number>
      <ns2:list-level-style-number ns3:num-format="1" ns3:num-suffix="." ns2:level="7">
        <ns3:list-level-properties ns2:min-label-width="0.25in" ns2:space-before="1.75in"/>
      </ns2:list-level-style-number>
      <ns2:list-level-style-number ns3:num-format="1" ns3:num-suffix="." ns2:level="8">
        <ns3:list-level-properties ns2:min-label-width="0.25in" ns2:space-before="2in"/>
      </ns2:list-level-style-number>
      <ns2:list-level-style-number ns3:num-format="1" ns3:num-suffix="." ns2:level="9">
        <ns3:list-level-properties ns2:min-label-width="0.25in" ns2:space-before="2.25in"/>
      </ns2:list-level-style-number>
      <ns2:list-level-style-number ns3:num-format="1" ns3:num-suffix=".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pigraph-bulletlist">
      <ns2:list-level-style-bullet ns3:num-suffix="." ns2:bullet-char="●" ns2:level="1" ns2:style-name="Bullet_20_Symbols">
        <ns3:list-level-properties ns2:min-label-width="0.25in" ns2:space-before="0.25in"/>
        <ns3:text-properties ns3:font-name="StarSymbol"/>
      </ns2:list-level-style-bullet>
      <ns2:list-level-style-bullet ns3:num-suffix="." ns2:bullet-char="●" ns2:level="2" ns2:style-name="Bullet_20_Symbols">
        <ns3:list-level-properties ns2:min-label-width="0.25in" ns2:space-before="0.5in"/>
        <ns3:text-properties ns3:font-name="StarSymbol"/>
      </ns2:list-level-style-bullet>
      <ns2:list-level-style-bullet ns3:num-suffix="." ns2:bullet-char="●" ns2:level="3" ns2:style-name="Bullet_20_Symbols">
        <ns3:list-level-properties ns2:min-label-width="0.25in" ns2:space-before="0.75in"/>
        <ns3:text-properties ns3:font-name="StarSymbol"/>
      </ns2:list-level-style-bullet>
      <ns2:list-level-style-bullet ns3:num-suffix="." ns2:bullet-char="●" ns2:level="4" ns2:style-name="Bullet_20_Symbols">
        <ns3:list-level-properties ns2:min-label-width="0.25in" ns2:space-before="1in"/>
        <ns3:text-properties ns3:font-name="StarSymbol"/>
      </ns2:list-level-style-bullet>
      <ns2:list-level-style-bullet ns3:num-suffix="." ns2:bullet-char="●" ns2:level="5" ns2:style-name="Bullet_20_Symbols">
        <ns3:list-level-properties ns2:min-label-width="0.25in" ns2:space-before="1.25in"/>
        <ns3:text-properties ns3:font-name="StarSymbol"/>
      </ns2:list-level-style-bullet>
      <ns2:list-level-style-bullet ns3:num-suffix="." ns2:bullet-char="●" ns2:level="6" ns2:style-name="Bullet_20_Symbols">
        <ns3:list-level-properties ns2:min-label-width="0.25in" ns2:space-before="1.5in"/>
        <ns3:text-properties ns3:font-name="StarSymbol"/>
      </ns2:list-level-style-bullet>
      <ns2:list-level-style-bullet ns3:num-suffix="." ns2:bullet-char="●" ns2:level="7" ns2:style-name="Bullet_20_Symbols">
        <ns3:list-level-properties ns2:min-label-width="0.25in" ns2:space-before="1.75in"/>
        <ns3:text-properties ns3:font-name="StarSymbol"/>
      </ns2:list-level-style-bullet>
      <ns2:list-level-style-bullet ns3:num-suffix="." ns2:bullet-char="●" ns2:level="8" ns2:style-name="Bullet_20_Symbols">
        <ns3:list-level-properties ns2:min-label-width="0.25in" ns2:space-before="2in"/>
        <ns3:text-properties ns3:font-name="StarSymbol"/>
      </ns2:list-level-style-bullet>
      <ns2:list-level-style-bullet ns3:num-suffix="." ns2:bullet-char="●" ns2:level="9" ns2:style-name="Bullet_20_Symbols">
        <ns3:list-level-properties ns2:min-label-width="0.25in" ns2:space-before="2.25in"/>
        <ns3:text-properties ns3:font-name="StarSymbol"/>
      </ns2:list-level-style-bullet>
      <ns2:list-level-style-bullet ns3:num-suffix="." ns2:bullet-char="●" ns2:level="10" ns2:style-name="Bullet_20_Symbols">
        <ns3:list-level-properties ns2:min-label-width="0.25in" ns2:space-before="2.5in"/>
        <ns3:text-properties ns3:font-name="StarSymbol"/>
      </ns2:list-level-style-bullet>
    </ns2:list-style>
    <ns2:list-style xmlns:ns2="urn:oasis:names:tc:opendocument:xmlns:text:1.0" xmlns:ns3="urn:oasis:names:tc:opendocument:xmlns:style:1.0" ns3:name="rststyle-epigraph-enumlist">
      <ns2:list-level-style-number ns3:num-format="1" ns3:num-suffix="." ns2:level="1">
        <ns3:list-level-properties ns2:min-label-width="0.25in" ns2:space-before="0.25in"/>
      </ns2:list-level-style-number>
      <ns2:list-level-style-number ns3:num-format="1" ns3:num-suffix="." ns2:level="2">
        <ns3:list-level-properties ns2:min-label-width="0.25in" ns2:space-before="0.5in"/>
      </ns2:list-level-style-number>
      <ns2:list-level-style-number ns3:num-format="1" ns3:num-suffix="." ns2:level="3">
        <ns3:list-level-properties ns2:min-label-width="0.25in" ns2:space-before="0.75in"/>
      </ns2:list-level-style-number>
      <ns2:list-level-style-number ns3:num-format="1" ns3:num-suffix="." ns2:level="4">
        <ns3:list-level-properties ns2:min-label-width="0.25in" ns2:space-before="1in"/>
      </ns2:list-level-style-number>
      <ns2:list-level-style-number ns3:num-format="1" ns3:num-suffix="." ns2:level="5">
        <ns3:list-level-properties ns2:min-label-width="0.25in" ns2:space-before="1.25in"/>
      </ns2:list-level-style-number>
      <ns2:list-level-style-number ns3:num-format="1" ns3:num-suffix="." ns2:level="6">
        <ns3:list-level-properties ns2:min-label-width="0.25in" ns2:space-before="1.5in"/>
      </ns2:list-level-style-number>
      <ns2:list-level-style-number ns3:num-format="1" ns3:num-suffix="." ns2:level="7">
        <ns3:list-level-properties ns2:min-label-width="0.25in" ns2:space-before="1.75in"/>
      </ns2:list-level-style-number>
      <ns2:list-level-style-number ns3:num-format="1" ns3:num-suffix="." ns2:level="8">
        <ns3:list-level-properties ns2:min-label-width="0.25in" ns2:space-before="2in"/>
      </ns2:list-level-style-number>
      <ns2:list-level-style-number ns3:num-format="1" ns3:num-suffix="." ns2:level="9">
        <ns3:list-level-properties ns2:min-label-width="0.25in" ns2:space-before="2.25in"/>
      </ns2:list-level-style-number>
      <ns2:list-level-style-number ns3:num-format="1" ns3:num-suffix=".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numlist-arabic">
      <ns2:list-level-style-number ns3:num-format="1" ns3:num-suffix="." ns2:level="1">
        <ns3:list-level-properties ns2:min-label-width="0.25in" ns2:space-before="0.25in"/>
      </ns2:list-level-style-number>
      <ns2:list-level-style-number ns3:num-format="1" ns3:num-suffix="." ns2:level="2">
        <ns3:list-level-properties ns2:min-label-width="0.25in" ns2:space-before="0.5in"/>
      </ns2:list-level-style-number>
      <ns2:list-level-style-number ns3:num-format="1" ns3:num-suffix="." ns2:level="3">
        <ns3:list-level-properties ns2:min-label-width="0.25in" ns2:space-before="0.75in"/>
      </ns2:list-level-style-number>
      <ns2:list-level-style-number ns3:num-format="1" ns3:num-suffix="." ns2:level="4">
        <ns3:list-level-properties ns2:min-label-width="0.25in" ns2:space-before="1in"/>
      </ns2:list-level-style-number>
      <ns2:list-level-style-number ns3:num-format="1" ns3:num-suffix="." ns2:level="5">
        <ns3:list-level-properties ns2:min-label-width="0.25in" ns2:space-before="1.25in"/>
      </ns2:list-level-style-number>
      <ns2:list-level-style-number ns3:num-format="1" ns3:num-suffix="." ns2:level="6">
        <ns3:list-level-properties ns2:min-label-width="0.25in" ns2:space-before="1.5in"/>
      </ns2:list-level-style-number>
      <ns2:list-level-style-number ns3:num-format="1" ns3:num-suffix="." ns2:level="7">
        <ns3:list-level-properties ns2:min-label-width="0.25in" ns2:space-before="1.75in"/>
      </ns2:list-level-style-number>
      <ns2:list-level-style-number ns3:num-format="1" ns3:num-suffix="." ns2:level="8">
        <ns3:list-level-properties ns2:min-label-width="0.25in" ns2:space-before="2in"/>
      </ns2:list-level-style-number>
      <ns2:list-level-style-number ns3:num-format="1" ns3:num-suffix="." ns2:level="9">
        <ns3:list-level-properties ns2:min-label-width="0.25in" ns2:space-before="2.25in"/>
      </ns2:list-level-style-number>
      <ns2:list-level-style-number ns3:num-format="1" ns3:num-suffix=".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numlist-loweralpha">
      <ns2:list-level-style-number ns3:num-format="a" ns3:num-suffix=")" ns2:level="1">
        <ns3:list-level-properties ns2:min-label-width="0.25in" ns2:space-before="0.25in"/>
      </ns2:list-level-style-number>
      <ns2:list-level-style-number ns3:num-format="a" ns3:num-suffix=")" ns2:level="2">
        <ns3:list-level-properties ns2:min-label-width="0.25in" ns2:space-before="0.5in"/>
      </ns2:list-level-style-number>
      <ns2:list-level-style-number ns3:num-format="a" ns3:num-suffix=")" ns2:level="3">
        <ns3:list-level-properties ns2:min-label-width="0.25in" ns2:space-before="0.75in"/>
      </ns2:list-level-style-number>
      <ns2:list-level-style-number ns3:num-format="a" ns3:num-suffix=")" ns2:level="4">
        <ns3:list-level-properties ns2:min-label-width="0.25in" ns2:space-before="1in"/>
      </ns2:list-level-style-number>
      <ns2:list-level-style-number ns3:num-format="a" ns3:num-suffix=")" ns2:level="5">
        <ns3:list-level-properties ns2:min-label-width="0.25in" ns2:space-before="1.25in"/>
      </ns2:list-level-style-number>
      <ns2:list-level-style-number ns3:num-format="a" ns3:num-suffix=")" ns2:level="6">
        <ns3:list-level-properties ns2:min-label-width="0.25in" ns2:space-before="1.5in"/>
      </ns2:list-level-style-number>
      <ns2:list-level-style-number ns3:num-format="a" ns3:num-suffix=")" ns2:level="7">
        <ns3:list-level-properties ns2:min-label-width="0.25in" ns2:space-before="1.75in"/>
      </ns2:list-level-style-number>
      <ns2:list-level-style-number ns3:num-format="a" ns3:num-suffix=")" ns2:level="8">
        <ns3:list-level-properties ns2:min-label-width="0.25in" ns2:space-before="2in"/>
      </ns2:list-level-style-number>
      <ns2:list-level-style-number ns3:num-format="a" ns3:num-suffix=")" ns2:level="9">
        <ns3:list-level-properties ns2:min-label-width="0.25in" ns2:space-before="2.25in"/>
      </ns2:list-level-style-number>
      <ns2:list-level-style-number ns3:num-format="a" ns3:num-suffix=")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numlist-lowerroman">
      <ns2:list-level-style-number ns3:num-format="i" ns3:num-suffix="." ns2:level="1">
        <ns3:list-level-properties ns2:min-label-width="0.25in" ns2:space-before="0.25in"/>
      </ns2:list-level-style-number>
      <ns2:list-level-style-number ns3:num-format="i" ns3:num-suffix="." ns2:level="2">
        <ns3:list-level-properties ns2:min-label-width="0.25in" ns2:space-before="0.5in"/>
      </ns2:list-level-style-number>
      <ns2:list-level-style-number ns3:num-format="i" ns3:num-suffix="." ns2:level="3">
        <ns3:list-level-properties ns2:min-label-width="0.25in" ns2:space-before="0.75in"/>
      </ns2:list-level-style-number>
      <ns2:list-level-style-number ns3:num-format="i" ns3:num-suffix="." ns2:level="4">
        <ns3:list-level-properties ns2:min-label-width="0.25in" ns2:space-before="1in"/>
      </ns2:list-level-style-number>
      <ns2:list-level-style-number ns3:num-format="i" ns3:num-suffix="." ns2:level="5">
        <ns3:list-level-properties ns2:min-label-width="0.25in" ns2:space-before="1.25in"/>
      </ns2:list-level-style-number>
      <ns2:list-level-style-number ns3:num-format="i" ns3:num-suffix="." ns2:level="6">
        <ns3:list-level-properties ns2:min-label-width="0.25in" ns2:space-before="1.5in"/>
      </ns2:list-level-style-number>
      <ns2:list-level-style-number ns3:num-format="i" ns3:num-suffix="." ns2:level="7">
        <ns3:list-level-properties ns2:min-label-width="0.25in" ns2:space-before="1.75in"/>
      </ns2:list-level-style-number>
      <ns2:list-level-style-number ns3:num-format="i" ns3:num-suffix="." ns2:level="8">
        <ns3:list-level-properties ns2:min-label-width="0.25in" ns2:space-before="2in"/>
      </ns2:list-level-style-number>
      <ns2:list-level-style-number ns3:num-format="i" ns3:num-suffix="." ns2:level="9">
        <ns3:list-level-properties ns2:min-label-width="0.25in" ns2:space-before="2.25in"/>
      </ns2:list-level-style-number>
      <ns2:list-level-style-number ns3:num-format="i" ns3:num-suffix=".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numlist-upperalpha">
      <ns2:list-level-style-number ns3:num-format="A" ns3:num-suffix=")" ns2:level="1">
        <ns3:list-level-properties ns2:min-label-width="0.25in" ns2:space-before="0.25in"/>
      </ns2:list-level-style-number>
      <ns2:list-level-style-number ns3:num-format="A" ns3:num-suffix=")" ns2:level="2">
        <ns3:list-level-properties ns2:min-label-width="0.25in" ns2:space-before="0.5in"/>
      </ns2:list-level-style-number>
      <ns2:list-level-style-number ns3:num-format="A" ns3:num-suffix=")" ns2:level="3">
        <ns3:list-level-properties ns2:min-label-width="0.25in" ns2:space-before="0.75in"/>
      </ns2:list-level-style-number>
      <ns2:list-level-style-number ns3:num-format="A" ns3:num-suffix=")" ns2:level="4">
        <ns3:list-level-properties ns2:min-label-width="0.25in" ns2:space-before="1in"/>
      </ns2:list-level-style-number>
      <ns2:list-level-style-number ns3:num-format="A" ns3:num-suffix=")" ns2:level="5">
        <ns3:list-level-properties ns2:min-label-width="0.25in" ns2:space-before="1.25in"/>
      </ns2:list-level-style-number>
      <ns2:list-level-style-number ns3:num-format="A" ns3:num-suffix=")" ns2:level="6">
        <ns3:list-level-properties ns2:min-label-width="0.25in" ns2:space-before="1.5in"/>
      </ns2:list-level-style-number>
      <ns2:list-level-style-number ns3:num-format="A" ns3:num-suffix=")" ns2:level="7">
        <ns3:list-level-properties ns2:min-label-width="0.25in" ns2:space-before="1.75in"/>
      </ns2:list-level-style-number>
      <ns2:list-level-style-number ns3:num-format="A" ns3:num-suffix=")" ns2:level="8">
        <ns3:list-level-properties ns2:min-label-width="0.25in" ns2:space-before="2in"/>
      </ns2:list-level-style-number>
      <ns2:list-level-style-number ns3:num-format="A" ns3:num-suffix=")" ns2:level="9">
        <ns3:list-level-properties ns2:min-label-width="0.25in" ns2:space-before="2.25in"/>
      </ns2:list-level-style-number>
      <ns2:list-level-style-number ns3:num-format="A" ns3:num-suffix=")" ns2:level="10">
        <ns3:list-level-properties ns2:min-label-width="0.25in" ns2:space-before="2.5in"/>
      </ns2:list-level-style-number>
    </ns2:list-style>
    <ns2:list-style xmlns:ns2="urn:oasis:names:tc:opendocument:xmlns:text:1.0" xmlns:ns3="urn:oasis:names:tc:opendocument:xmlns:style:1.0" ns3:name="rststyle-enumlist-upperroman">
      <ns2:list-level-style-number ns3:num-format="I" ns3:num-suffix="." ns2:level="1">
        <ns3:list-level-properties ns2:min-label-width="0.25in" ns2:space-before="0.25in"/>
      </ns2:list-level-style-number>
      <ns2:list-level-style-number ns3:num-format="I" ns3:num-suffix="." ns2:level="2">
        <ns3:list-level-properties ns2:min-label-width="0.25in" ns2:space-before="0.5in"/>
      </ns2:list-level-style-number>
      <ns2:list-level-style-number ns3:num-format="I" ns3:num-suffix="." ns2:level="3">
        <ns3:list-level-properties ns2:min-label-width="0.25in" ns2:space-before="0.75in"/>
      </ns2:list-level-style-number>
      <ns2:list-level-style-number ns3:num-format="I" ns3:num-suffix="." ns2:level="4">
        <ns3:list-level-properties ns2:min-label-width="0.25in" ns2:space-before="1in"/>
      </ns2:list-level-style-number>
      <ns2:list-level-style-number ns3:num-format="I" ns3:num-suffix="." ns2:level="5">
        <ns3:list-level-properties ns2:min-label-width="0.25in" ns2:space-before="1.25in"/>
      </ns2:list-level-style-number>
      <ns2:list-level-style-number ns3:num-format="I" ns3:num-suffix="." ns2:level="6">
        <ns3:list-level-properties ns2:min-label-width="0.25in" ns2:space-before="1.5in"/>
      </ns2:list-level-style-number>
      <ns2:list-level-style-number ns3:num-format="I" ns3:num-suffix="." ns2:level="7">
        <ns3:list-level-properties ns2:min-label-width="0.25in" ns2:space-before="1.75in"/>
      </ns2:list-level-style-number>
      <ns2:list-level-style-number ns3:num-format="I" ns3:num-suffix="." ns2:level="8">
        <ns3:list-level-properties ns2:min-label-width="0.25in" ns2:space-before="2in"/>
      </ns2:list-level-style-number>
      <ns2:list-level-style-number ns3:num-format="I" ns3:num-suffix="." ns2:level="9">
        <ns3:list-level-properties ns2:min-label-width="0.25in" ns2:space-before="2.25in"/>
      </ns2:list-level-style-number>
      <ns2:list-level-style-number ns3:num-format="I" ns3:num-suffix="." ns2:level="10">
        <ns3:list-level-properties ns2:min-label-width="0.25in" ns2:space-before="2.5in"/>
      </ns2:list-level-style-number>
    </ns2:list-style>
    <ns2:notes-configuration xmlns:ns2="urn:oasis:names:tc:opendocument:xmlns:text:1.0" xmlns:ns3="urn:oasis:names:tc:opendocument:xmlns:style:1.0" ns3:num-format="1" ns2:footnotes-position="page" ns2:note-class="footnote" ns2:start-numbering-at="document" ns2:start-value="0"/>
    <ns2:notes-configuration xmlns:ns2="urn:oasis:names:tc:opendocument:xmlns:text:1.0" xmlns:ns3="urn:oasis:names:tc:opendocument:xmlns:style:1.0" ns3:num-format="i" ns2:note-class="endnote" ns2:start-value="0"/>
    <ns2:linenumbering-configuration xmlns:ns2="urn:oasis:names:tc:opendocument:xmlns:text:1.0" xmlns:ns3="urn:oasis:names:tc:opendocument:xmlns:style:1.0" ns3:num-format="1" ns2:increment="5" ns2:number-lines="false" ns2:number-position="left" ns2:offset="0.1965in"/>
  </ns0:styles>
  <ns0:automatic-styles>
    <ns2:style xmlns:ns2="urn:oasis:names:tc:opendocument:xmlns:style:1.0" ns2:family="paragraph" ns2:name="MP1" ns2:parent-style-name="Footer">
      <ns2:paragraph-properties xmlns:ns3="urn:oasis:names:tc:opendocument:xmlns:xsl-fo-compatible:1.0" ns2:justify-single-word="false" ns3:text-align="center"/>
    </ns2:style>
    <ns2:style xmlns:ns2="urn:oasis:names:tc:opendocument:xmlns:style:1.0" ns2:family="paragraph" ns2:name="MP2" ns2:parent-style-name="Header">
      <ns2:paragraph-properties xmlns:ns3="urn:oasis:names:tc:opendocument:xmlns:xsl-fo-compatible:1.0" ns2:justify-single-word="false" ns3:text-align="center"/>
    </ns2:style>
    <ns2:page-layout xmlns:ns2="urn:oasis:names:tc:opendocument:xmlns:style:1.0" ns2:name="Mpm1">
      <ns2:page-layout-properties xmlns:ns3="urn:oasis:names:tc:opendocument:xmlns:xsl-fo-compatible:1.0" ns2:footnote-max-height="0in" ns2:num-format="1" ns2:print-orientation="portrait" ns2:writing-mode="lr-tb" ns3:margin-bottom="1in" ns3:margin-left="1.25in" ns3:margin-right="1.25in" ns3:margin-top="1in" ns3:page-height="11in" ns3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xmlns:ns2="urn:oasis:names:tc:opendocument:xmlns:style:1.0" ns2:name="Mpm2">
      <ns2:page-layout-properties xmlns:ns3="urn:oasis:names:tc:opendocument:xmlns:xsl-fo-compatible:1.0" ns2:footnote-max-height="0in" ns2:num-format="1" ns2:print-orientation="portrait" ns2:writing-mode="lr-tb" ns3:margin-bottom="1in" ns3:margin-left="1.25in" ns3:margin-right="1.25in" ns3:margin-top="1in" ns3:page-height="11in" ns3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xmlns:ns3="urn:oasis:names:tc:opendocument:xmlns:xsl-fo-compatible:1.0" ns3:margin-left="0in" ns3:margin-right="0in" ns3:margin-top="0.1965in" ns3:min-height="0in"/>
      </ns2:footer-style>
    </ns2:page-layout>
    <ns2:page-layout xmlns:ns2="urn:oasis:names:tc:opendocument:xmlns:style:1.0" ns2:name="Mpm3">
      <ns2:page-layout-properties xmlns:ns3="urn:oasis:names:tc:opendocument:xmlns:xsl-fo-compatible:1.0" ns2:footnote-max-height="0in" ns2:num-format="1" ns2:print-orientation="portrait" ns2:writing-mode="lr-tb" ns3:margin-bottom="1in" ns3:margin-left="1.25in" ns3:margin-right="1.25in" ns3:margin-top="1in" ns3:page-height="11in" ns3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xmlns:ns3="urn:oasis:names:tc:opendocument:xmlns:xsl-fo-compatible:1.0" ns3:margin-bottom="0.1965in" ns3:margin-left="0in" ns3:margin-right="0in" ns3:min-height="0in"/>
      </ns2:header-style>
      <ns2:footer-style/>
    </ns2:page-layout>
  </ns0:automatic-styles>
  <ns0:master-styles>
    <ns2:master-page xmlns:ns2="urn:oasis:names:tc:opendocument:xmlns:style:1.0" ns2:name="Standard" ns2:page-layout-name="Mpm1"/>
    <ns2:master-page xmlns:ns2="urn:oasis:names:tc:opendocument:xmlns:style:1.0" ns2:name="rststyle-pagedefault" ns2:page-layout-name="Mpm1"/>
    <ns2:master-page xmlns:ns2="urn:oasis:names:tc:opendocument:xmlns:style:1.0" ns2:name="rststyle-page-bottom" ns2:page-layout-name="Mpm2">
      <ns2:footer>
        <ns3:p xmlns:ns3="urn:oasis:names:tc:opendocument:xmlns:text:1.0" ns3:style-name="MP1">Page <ns3:page-number ns3:select-page="current"/></ns3:p>
      </ns2:footer>
    </ns2:master-page>
    <ns2:master-page xmlns:ns2="urn:oasis:names:tc:opendocument:xmlns:style:1.0" ns2:name="rststyle-page-top" ns2:page-layout-name="Mpm3">
      <ns2:header>
        <ns3:p xmlns:ns3="urn:oasis:names:tc:opendocument:xmlns:text:1.0" ns3:style-name="MP2">Page <ns3:page-number ns3:select-page="current"/></ns3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seler</meta:initial-creator>
    <meta:creation-date>2011-05-18T10:41:36</meta:creation-date>
    <dc:creator>seler</dc:creator>
    <dc:date>2011-05-18T10:41:36</dc:date>
    <dc:language>en-US</dc:language>
    <meta:editing-cycles>1</meta:editing-cycles>
    <meta:editing-duration>PT00M01S</meta:editing-duration>
    <dc:title>Temat: "Hierarchiczne grupowanie danych"</dc:title>
  </office:meta>
</office:document-meta>
</file>